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font-name="Arial" fo:font-style="italic" style:font-style-asian="italic" style:font-style-complex="italic"/>
    </style:style>
    <style:style style:name="ce4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ffff99"/>
      <style:text-properties style:font-name="Arial"/>
    </style:style>
    <style:style style:name="ce47" style:family="table-cell" style:parent-style-name="Default" style:data-style-name="N4">
      <style:table-cell-properties fo:background-color="transparent"/>
      <style:text-properties style:font-name="Arial"/>
    </style:style>
    <style:style style:name="ce48" style:family="table-cell" style:parent-style-name="Default" style:data-style-name="N4"/>
    <style:style style:name="ce49" style:family="table-cell" style:parent-style-name="Default" style:data-style-name="N4">
      <style:text-properties style:font-name="Arial"/>
    </style:style>
    <style:style style:name="ce5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ext-properties style:font-name="Arial"/>
    </style:style>
    <style:style style:name="ce9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0" style:family="table-cell" style:parent-style-name="Default"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83caff"/>
      <style:text-properties style:font-name="Arial"/>
    </style:style>
    <style:style style:name="ce114" style:family="table-cell" style:parent-style-name="Default">
      <style:table-cell-properties fo:background-color="#ffff99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0">
      <style:text-properties fo:font-weight="bold" style:font-weight-asian="bold" style:font-weight-complex="bold"/>
    </style:style>
    <style:style style:name="ce117" style:family="table-cell" style:parent-style-name="Default" style:data-style-name="N0"/>
    <style:style style:name="ce118" style:family="table-cell" style:parent-style-name="Default" style:data-style-name="N11">
      <style:text-properties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ff9999"/>
    </style:style>
    <style:style style:name="ce120" style:family="table-cell" style:parent-style-name="Default" style:data-style-name="N11">
      <style:table-cell-properties fo:background-color="#99ff66"/>
    </style:style>
    <style:style style:name="ce1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cccc"/>
    </style:style>
    <style:style style:name="ce127" style:family="table-cell" style:parent-style-name="Default">
      <style:table-cell-properties fo:background-color="#99ff66"/>
    </style:style>
    <style:style style:name="ce128" style:family="table-cell" style:parent-style-name="Default">
      <style:table-cell-properties fo:background-color="#ff9999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>
      <style:table-cell-properties fo:background-color="#eeeeee"/>
    </style:style>
    <style:style style:name="ce131" style:family="table-cell" style:parent-style-name="Default">
      <style:text-properties fo:font-weight="normal" style:font-weight-asian="normal" style:font-weight-complex="normal"/>
    </style:style>
    <style:style style:name="ce13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6"/>
        <table:table-column table:style-name="co14" table:default-cell-style-name="ce7"/>
        <table:table-column table:style-name="co15" table:default-cell-style-name="ce7"/>
        <table:table-column table:style-name="co16" table:default-cell-style-name="ce49"/>
        <table:table-column table:style-name="co13" table:default-cell-style-name="ce7"/>
        <table:table-column table:style-name="co17" table:default-cell-style-name="ce57"/>
        <table:table-column table:style-name="co18" table:default-cell-style-name="ce74"/>
        <table:table-column table:style-name="co13" table:default-cell-style-name="ce82"/>
        <table:table-column table:style-name="co19" table:default-cell-style-name="ce49"/>
        <table:table-column table:style-name="co20" table:default-cell-style-name="ce49"/>
        <table:table-column table:style-name="co21" table:default-cell-style-name="ce94"/>
        <table:table-column table:style-name="co22" table:default-cell-style-name="ce7"/>
        <table:table-column table:style-name="co23" table:default-cell-style-name="ce7"/>
        <table:table-column table:style-name="co24" table:default-cell-style-name="ce100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45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5" office:value-type="string" calcext:value-type="string">
            <text:p>Fuel</text:p>
          </table:table-cell>
          <table:table-cell table:style-name="ce45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96" office:value-type="string" calcext:value-type="string">
            <text:p>Reference</text:p>
          </table:table-cell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45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5" office:value-type="string" calcext:value-type="string">
            <text:p>kW/h / kG</text:p>
          </table:table-cell>
          <table:table-cell table:style-name="ce45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89"/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F3]/[.G3]" office:value-type="string" office:string-value="" calcext:value-type="error">
            <text:p>#VALUE!</text:p>
          </table:table-cell>
          <table:table-cell table:style-name="ce30" office:value-type="string" calcext:value-type="string">
            <text:p>n/a</text:p>
          </table:table-cell>
          <table:table-cell table:style-name="ce56" office:value-type="float" office:value="4" calcext:value-type="float">
            <text:p>4</text:p>
          </table:table-cell>
          <table:table-cell table:style-name="ce70" table:formula="of:=([.G3]/2.5)*0.7457" office:value-type="string" office:string-value="" calcext:value-type="error">
            <text:p>#VALUE!</text:p>
          </table:table-cell>
          <table:table-cell table:style-name="ce76" office:value-type="float" office:value="8" calcext:value-type="float">
            <text:p>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97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7" table:formula="of:=[.G4]/[.F4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4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table:formula="of:=([.L4]/[.M4])/([.F4]*[.N4])" office:value-type="percentage" office:value="0.00990541131670674" calcext:value-type="percentage">
            <text:p>0.9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5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6" table:formula="of:=[.G5]/[.F5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5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5]/[.M5])/([.F5]*[.N5])" office:value-type="percentage" office:value="0.00990541131670674" calcext:value-type="percentage">
            <text:p>0.9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6" table:formula="of:=[.G6]/[.F6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6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90" table:formula="of:=([.L6]/[.M6])/([.F6]*[.N6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4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3" office:value-type="float" office:value="7.2" calcext:value-type="float">
            <text:p>7.2</text:p>
          </table:table-cell>
          <table:table-cell table:style-name="ce33" office:value-type="float" office:value="407" calcext:value-type="float">
            <text:p>407</text:p>
          </table:table-cell>
          <table:table-cell table:style-name="ce47" table:formula="of:=[.G7]/[.F7]" office:value-type="float" office:value="56.5277777777778" calcext:value-type="float">
            <text:p>56.53</text:p>
          </table:table-cell>
          <table:table-cell table:style-name="ce33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7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table:formula="of:=([.L7]/[.M7])/([.F7]*[.N7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6" table:formula="of:=[.G8]/[.F8]" office:value-type="float" office:value="36.7676767676768" calcext:value-type="float">
            <text:p>36.77</text:p>
          </table:table-cell>
          <table:table-cell table:style-name="ce4" office:value-type="float" office:value="50" calcext:value-type="float">
            <text:p>50</text:p>
          </table:table-cell>
          <table:table-cell table:style-name="ce58" office:value-type="float" office:value="5" calcext:value-type="float">
            <text:p>5</text:p>
          </table:table-cell>
          <table:table-cell table:style-name="ce70" table:formula="of:=([.G8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8]/[.M8])/([.F8]*[.N8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8" office:value-type="string" calcext:value-type="string">
            <text:p>Stevenson Good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string" calcext:value-type="string">
            <text:p>n/a</text:p>
          </table:table-cell>
          <table:table-cell table:style-name="ce33" office:value-type="float" office:value="500" calcext:value-type="float">
            <text:p>500</text:p>
          </table:table-cell>
          <table:table-cell table:style-name="ce47" table:formula="of:=[.G9]/[.F9]" office:value-type="string" office:string-value="" calcext:value-type="error">
            <text:p>#VALUE!</text:p>
          </table:table-cell>
          <table:table-cell table:style-name="ce50" office:value-type="float" office:value="50" calcext:value-type="float">
            <text:p>50</text:p>
          </table:table-cell>
          <table:table-cell table:style-name="ce59" office:value-type="float" office:value="8" calcext:value-type="float">
            <text:p>8</text:p>
          </table:table-cell>
          <table:table-cell table:style-name="ce71" table:formula="of:=([.G9]/2.5)*0.7457" office:value-type="float" office:value="149.14" calcext:value-type="float">
            <text:p>149</text:p>
          </table:table-cell>
          <table:table-cell table:style-name="ce80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8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3" office:value-type="float" office:value="10.6" calcext:value-type="float">
            <text:p>10.6</text:p>
          </table:table-cell>
          <table:table-cell table:style-name="ce33" office:value-type="float" office:value="625" calcext:value-type="float">
            <text:p>625</text:p>
          </table:table-cell>
          <table:table-cell table:style-name="ce47" table:formula="of:=[.G10]/[.F10]" office:value-type="float" office:value="58.9622641509434" calcext:value-type="float">
            <text:p>58.96</text:p>
          </table:table-cell>
          <table:table-cell table:style-name="ce36" office:value-type="float" office:value="50" calcext:value-type="float">
            <text:p>50</text:p>
          </table:table-cell>
          <table:table-cell table:style-name="ce59" office:value-type="float" office:value="11" calcext:value-type="float">
            <text:p>11</text:p>
          </table:table-cell>
          <table:table-cell table:style-name="ce71" table:formula="of:=([.G10]/2.5)*0.7457" office:value-type="float" office:value="186.425" calcext:value-type="float">
            <text:p>186</text:p>
          </table:table-cell>
          <table:table-cell table:style-name="ce80" table:formula="of:=MIN(([.F10]*[.N10])*[.M10]*[.O10];[.K10])" office:value-type="float" office:value="53.8889796331517" calcext:value-type="float">
            <text:p>5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2" office:value-type="percentage" office:value="0.0175" calcext:value-type="percentage">
            <text:p>1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1" office:value-type="float" office:value="54" calcext:value-type="float">
            <text:p>54</text:p>
          </table:table-cell>
          <table:table-cell table:style-name="ce27" office:value-type="float" office:value="45" calcext:value-type="float">
            <text:p>45</text:p>
          </table:table-cell>
          <table:table-cell table:style-name="ce31" office:value-type="string" calcext:value-type="string">
            <text:p>n/a</text:p>
          </table:table-cell>
          <table:table-cell table:style-name="ce33" office:value-type="float" office:value="500" calcext:value-type="float">
            <text:p>500</text:p>
          </table:table-cell>
          <table:table-cell table:style-name="ce47" table:formula="of:=[.G11]/[.F11]" office:value-type="string" office:string-value="" calcext:value-type="error">
            <text:p>#VALUE!</text:p>
          </table:table-cell>
          <table:table-cell table:style-name="ce33" office:value-type="float" office:value="50" calcext:value-type="float">
            <text:p>50</text:p>
          </table:table-cell>
          <table:table-cell table:style-name="ce60" office:value-type="float" office:value="9" calcext:value-type="float">
            <text:p>9</text:p>
          </table:table-cell>
          <table:table-cell table:style-name="ce71" table:formula="of:=([.G11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1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locomotive.com/locobase.php?country=Great_Britain&amp;wheel=0-4-2&amp;railroad=s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12]/[.F12]" office:value-type="string" office:string-value="" calcext:value-type="error">
            <text:p>#VALUE!</text:p>
          </table:table-cell>
          <table:table-cell table:style-name="ce3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12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13]/[.F13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1" office:value-type="float" office:value="12" calcext:value-type="float">
            <text:p>12</text:p>
          </table:table-cell>
          <table:table-cell table:style-name="ce71" table:formula="of:=([.G13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3]/[.M13])/([.F13]*[.N1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7" table:formula="of:=[.G14]/[.F14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1" table:formula="of:=([.G14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4]/[.M14])/([.F14]*[.N14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6" table:formula="of:=[.G15]/[.F15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58" office:value-type="float" office:value="15" calcext:value-type="float">
            <text:p>15</text:p>
          </table:table-cell>
          <table:table-cell table:style-name="ce70" table:formula="of:=([.G15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15]/[.M15])/([.F15]*[.N15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8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7" table:formula="of:=[.G16]/[.F16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72" table:formula="of:=([.G16]/2.5)*0.7457" office:value-type="float" office:value="223.71" calcext:value-type="float">
            <text:p>224</text:p>
          </table:table-cell>
          <table:table-cell table:style-name="ce80" table:formula="of:=MIN(([.F16]*[.N16])*[.M16]*[.O16];[.K16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76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7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80" table:formula="of:=MIN(([.F17]*[.N17])*[.M17]*[.O17];[.K17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elegantsteam.com/GNR%202-2-2_1847.html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6" table:formula="of:=[.G18]/[.F18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8" calcext:value-type="float">
            <text:p>28</text:p>
          </table:table-cell>
          <table:table-cell table:style-name="ce70" table:formula="of:=([.G18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18]/[.M18])/([.F18]*[.N18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19]/[.F19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19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9]/[.M19])/([.F19]*[.N1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6" table:formula="of:=[.G20]/[.F20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58" office:value-type="float" office:value="21" calcext:value-type="float">
            <text:p>21</text:p>
          </table:table-cell>
          <table:table-cell table:style-name="ce70" table:formula="of:=([.G20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20]/[.M20])/([.F20]*[.N20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7" table:formula="of:=[.G21]/[.F21]" office:value-type="float" office:value="108.301886792453" calcext:value-type="float">
            <text:p>108.3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21]/2.5)*0.7457" office:value-type="float" office:value="342.42544" calcext:value-type="float">
            <text:p>342</text:p>
          </table:table-cell>
          <table:table-cell table:style-name="ce80" table:formula="of:=MIN(([.F21]*[.N21])*[.M21]*[.O21];[.K21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47" table:formula="of:=[.G22]/[.F22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2" table:formula="of:=([.G22]/2.5)*0.7457" office:value-type="float" office:value="294.819952" calcext:value-type="float">
            <text:p>295</text:p>
          </table:table-cell>
          <table:table-cell table:style-name="ce80" table:formula="of:=MIN(([.F22]*[.N22])*[.M22]*[.O22];[.K22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p. 93 Ahrons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6" table:formula="of:=[.G23]/[.F23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58" office:value-type="float" office:value="26" calcext:value-type="float">
            <text:p>26</text:p>
          </table:table-cell>
          <table:table-cell table:style-name="ce70" table:formula="of:=([.G23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23]/[.M23])/([.F23]*[.N23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7" table:formula="of:=[.G24]/[.F24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24]/2.5)*0.7457" office:value-type="float" office:value="394.25159" calcext:value-type="float">
            <text:p>394</text:p>
          </table:table-cell>
          <table:table-cell table:style-name="ce80" table:formula="of:=MIN(([.F24]*[.N24])*[.M24]*[.O24];[.K24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5]/[.F25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25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7" table:formula="of:=[.G26]/[.F26]" office:value-type="string" office:string-value="" calcext:value-type="error">
            <text:p>#VALUE!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26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6]/[.M26])/([.F26]*[.N26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15" calcext:value-type="float">
            <text:p>115</text:p>
          </table:table-cell>
          <table:table-cell table:style-name="ce36" office:value-type="float" office:value="23.5" calcext:value-type="float">
            <text:p>23.5</text:p>
          </table:table-cell>
          <table:table-cell table:style-name="ce8" office:value-type="float" office:value="1231.75" calcext:value-type="float">
            <text:p>1231.75</text:p>
          </table:table-cell>
          <table:table-cell table:style-name="ce47" table:formula="of:=[.G27]/[.F27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35" calcext:value-type="float">
            <text:p>35</text:p>
          </table:table-cell>
          <table:table-cell table:style-name="ce72" table:formula="of:=([.G27]/2.5)*0.7457" office:value-type="float" office:value="367.40639" calcext:value-type="float">
            <text:p>367</text:p>
          </table:table-cell>
          <table:table-cell table:style-name="ce80" table:formula="of:=MIN(([.F27]*[.N27])*[.M27]*[.O27];[.K27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53" calcext:value-type="float">
            <text:p>1853</text:p>
          </table:table-cell>
          <table:table-cell table:style-name="ce8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00" calcext:value-type="float">
            <text:p>100</text:p>
          </table:table-cell>
          <table:table-cell table:style-name="ce36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7" table:formula="of:=[.G28]/[.F28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table:formula="of:=([.G28]/2.5)*0.7457" office:value-type="float" office:value="298.28" calcext:value-type="float">
            <text:p>298</text:p>
          </table:table-cell>
          <table:table-cell table:style-name="ce80" table:formula="of:=MIN(([.F28]*[.N28])*[.M28]*[.O28];[.K28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1" office:value-type="float" office:value="30" calcext:value-type="float">
            <text:p>30</text:p>
          </table:table-cell>
          <table:table-cell table:style-name="ce71" table:formula="of:=([.G29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9]/[.M29])/([.F29]*[.N2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n/a</text:p>
          </table:table-cell>
          <table:table-cell table:style-name="ce39" office:value-type="float" office:value="675" calcext:value-type="float">
            <text:p>675</text:p>
          </table:table-cell>
          <table:table-cell table:style-name="ce47" table:formula="of:=[.G30]/[.F30]" office:value-type="string" office:string-value="" calcext:value-type="error">
            <text:p>#VALUE!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30]/2.5)*0.7457" office:value-type="float" office:value="201.339" calcext:value-type="float">
            <text:p>201</text:p>
          </table:table-cell>
          <table:table-cell table:style-name="ce80" table:formula="of:=([.L26]/[.K26])*[.K30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0]/[.M30])/([.F30]*[.N3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1]/[.F31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5" calcext:value-type="float">
            <text:p>35</text:p>
          </table:table-cell>
          <table:table-cell table:style-name="ce71" table:formula="of:=([.G31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1]/[.M31])/([.F31]*[.N3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2]/[.F32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32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style-name="ce31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47" table:formula="of:=[.G33]/[.F33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3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3]/[.M33])/([.F33]*[.N3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47" table:formula="of:=[.G34]/[.F34]" office:value-type="float" office:value="65.3333333333333" calcext:value-type="float">
            <text:p>65.33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42" calcext:value-type="float">
            <text:p>42</text:p>
          </table:table-cell>
          <table:table-cell table:style-name="ce72" table:formula="of:=([.G34]/2.5)*0.7457" office:value-type="float" office:value="292.3144" calcext:value-type="float">
            <text:p>292</text:p>
          </table:table-cell>
          <table:table-cell table:style-name="ce80" table:formula="of:=MIN(([.F34]*[.N34])*[.M34]*[.O34];[.K34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5]/[.F35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9" calcext:value-type="float">
            <text:p>29</text:p>
          </table:table-cell>
          <table:table-cell table:style-name="ce71" table:formula="of:=([.G35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5]/[.M35])/([.F35]*[.N3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6]/[.F36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36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6]/[.M36])/([.F36]*[.N36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7" table:formula="of:=[.G37]/[.F37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37]/2.5)*0.7457" office:value-type="float" office:value="320.35272" calcext:value-type="float">
            <text:p>320</text:p>
          </table:table-cell>
          <table:table-cell table:style-name="ce80" table:formula="of:=MIN(([.F37]*[.N37])*[.M37]*[.O37];[.K37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8]/[.F38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2" calcext:value-type="float">
            <text:p>32</text:p>
          </table:table-cell>
          <table:table-cell table:style-name="ce71" table:formula="of:=([.G38]/2.5)*0.7457" office:value-type="string" office:string-value="" calcext:value-type="error">
            <text:p>#VALUE!</text:p>
          </table:table-cell>
          <table:table-cell table:style-name="ce80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8]/[.M38])/([.F38]*[.N3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47" table:formula="of:=[.G39]/[.F39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7" calcext:value-type="float">
            <text:p>47</text:p>
          </table:table-cell>
          <table:table-cell table:style-name="ce71" table:formula="of:=([.G39]/2.5)*0.7457" office:value-type="float" office:value="262.4864" calcext:value-type="float">
            <text:p>262</text:p>
          </table:table-cell>
          <table:table-cell table:style-name="ce80" table:formula="of:=MIN(([.F39]*[.N39])*[.M39]*[.O39];[.K39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5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6" table:formula="of:=[.G40]/[.F40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40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" calcext:value-type="float">
            <text:p>36.29</text:p>
          </table:table-cell>
          <table:table-cell table:style-name="ce90" table:formula="of:=([.L40]/[.M40])/([.F40]*[.N40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60" calcext:value-type="float">
            <text:p>1060</text:p>
          </table:table-cell>
          <table:table-cell table:style-name="ce47" table:formula="of:=[.G41]/[.F41]" office:value-type="float" office:value="50.4761904761905" calcext:value-type="float">
            <text:p>50.4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1" calcext:value-type="float">
            <text:p>41</text:p>
          </table:table-cell>
          <table:table-cell table:style-name="ce72" table:formula="of:=([.G41]/2.5)*0.7457" office:value-type="float" office:value="316.1768" calcext:value-type="float">
            <text:p>316</text:p>
          </table:table-cell>
          <table:table-cell table:style-name="ce80" table:formula="of:=MIN(([.F41]*[.N41])*[.M41]*[.O41];[.K41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1" calcext:value-type="float">
            <text:p>1861</text:p>
          </table:table-cell>
          <table:table-cell table:style-name="ce8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1" office:value-type="float" office:value="1222.8" calcext:value-type="float">
            <text:p>1222.8</text:p>
          </table:table-cell>
          <table:table-cell table:style-name="ce47" table:formula="of:=[.G42]/[.F42]" office:value-type="float" office:value="48.912" calcext:value-type="float">
            <text:p>48.91</text:p>
          </table:table-cell>
          <table:table-cell table:style-name="ce21" office:value-type="float" office:value="120" calcext:value-type="float">
            <text:p>120</text:p>
          </table:table-cell>
          <table:table-cell table:style-name="ce59" office:value-type="float" office:value="37" calcext:value-type="float">
            <text:p>37</text:p>
          </table:table-cell>
          <table:table-cell table:style-name="ce72" table:formula="of:=([.G42]/2.5)*0.7457" office:value-type="float" office:value="364.736784" calcext:value-type="float">
            <text:p>365</text:p>
          </table:table-cell>
          <table:table-cell table:style-name="ce80" table:formula="of:=MIN(([.F42]*[.N42])*[.M42]*[.O42];[.K42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14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50" calcext:value-type="float">
            <text:p>850</text:p>
          </table:table-cell>
          <table:table-cell table:style-name="ce47" table:formula="of:=[.G43]/[.F43]" office:value-type="float" office:value="85" calcext:value-type="float">
            <text:p>85.00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43]/2.5)*0.7457" office:value-type="float" office:value="253.538" calcext:value-type="float">
            <text:p>254</text:p>
          </table:table-cell>
          <table:table-cell table:style-name="ce80" table:formula="of:=MIN(([.F43]*[.N43])*[.M43]*[.O43];[.K43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28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0" office:value-type="float" office:value="1004" calcext:value-type="float">
            <text:p>1004</text:p>
          </table:table-cell>
          <table:table-cell table:style-name="ce47" table:formula="of:=[.G44]/[.F44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44]/2.5)*0.7457" office:value-type="float" office:value="299.47312" calcext:value-type="float">
            <text:p>299</text:p>
          </table:table-cell>
          <table:table-cell table:style-name="ce80" table:formula="of:=MIN(([.F44]*[.N44])*[.M44]*[.O44];[.K44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5" office:value-type="float" office:value="45" calcext:value-type="float">
            <text:p>4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5" calcext:value-type="float">
            <text:p>155</text:p>
          </table:table-cell>
          <table:table-cell table:style-name="ce46" table:formula="of:=[.G45]/[.F45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58" office:value-type="float" office:value="17" calcext:value-type="float">
            <text:p>17</text:p>
          </table:table-cell>
          <table:table-cell table:style-name="ce70" table:formula="of:=([.G45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90" table:formula="of:=([.L45]/[.M45])/([.F45]*[.N45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46]/[.F46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46]/2.5)*0.7457" office:value-type="float" office:value="328.70456" calcext:value-type="float">
            <text:p>329</text:p>
          </table:table-cell>
          <table:table-cell table:style-name="ce80" table:formula="of:=MIN(([.F46]*[.N46])*[.M46]*[.O46];[.K46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9" office:value-type="float" office:value="27.5" calcext:value-type="float">
            <text:p>27.5</text:p>
          </table:table-cell>
          <table:table-cell table:style-name="ce39" office:value-type="float" office:value="1192" calcext:value-type="float">
            <text:p>1192</text:p>
          </table:table-cell>
          <table:table-cell table:style-name="ce47" table:formula="of:=[.G47]/[.F47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47]/2.5)*0.7457" office:value-type="float" office:value="355.54976" calcext:value-type="float">
            <text:p>356</text:p>
          </table:table-cell>
          <table:table-cell table:style-name="ce80" table:formula="of:=MIN(([.F47]*[.N47])*[.M47]*[.O47];[.K47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0" office:value-type="float" office:value="859" calcext:value-type="float">
            <text:p>859</text:p>
          </table:table-cell>
          <table:table-cell table:style-name="ce47" table:formula="of:=[.G48]/[.F48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7" calcext:value-type="float">
            <text:p>37</text:p>
          </table:table-cell>
          <table:table-cell table:style-name="ce71" table:formula="of:=([.G48]/2.5)*0.7457" office:value-type="float" office:value="256.22252" calcext:value-type="float">
            <text:p>256</text:p>
          </table:table-cell>
          <table:table-cell table:style-name="ce80" table:formula="of:=MIN(([.F48]*[.N48])*[.M48]*[.O48];[.K48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47" table:formula="of:=[.G49]/[.F49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49]/2.5)*0.7457" office:value-type="float" office:value="379.71044" calcext:value-type="float">
            <text:p>380</text:p>
          </table:table-cell>
          <table:table-cell table:style-name="ce80" table:formula="of:=MIN(([.F49]*[.N49])*[.M49]*[.O49];[.K49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7" table:formula="of:=[.G50]/[.F50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50]/2.5)*0.7457" office:value-type="float" office:value="298.28" calcext:value-type="float">
            <text:p>298</text:p>
          </table:table-cell>
          <table:table-cell table:style-name="ce80" table:formula="of:=MIN(([.F50]*[.N50])*[.M50]*[.O50];[.K50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7" table:formula="of:=[.G51]/[.F51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51]/2.5)*0.7457" office:value-type="float" office:value="338.84608" calcext:value-type="float">
            <text:p>339</text:p>
          </table:table-cell>
          <table:table-cell table:style-name="ce80" table:formula="of:=MIN(([.F51]*[.N51])*[.M51]*[.O51];[.K51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7" table:formula="of:=[.G52]/[.F52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0" calcext:value-type="float">
            <text:p>30</text:p>
          </table:table-cell>
          <table:table-cell table:style-name="ce71" table:formula="of:=([.G52]/2.5)*0.7457" office:value-type="float" office:value="305.14044" calcext:value-type="float">
            <text:p>305</text:p>
          </table:table-cell>
          <table:table-cell table:style-name="ce80" table:formula="of:=MIN(([.F52]*[.N52])*[.M52]*[.O52];[.K52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7" table:formula="of:=[.G53]/[.F53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1" calcext:value-type="float">
            <text:p>31</text:p>
          </table:table-cell>
          <table:table-cell table:style-name="ce71" table:formula="of:=([.G53]/2.5)*0.7457" office:value-type="float" office:value="286.3488" calcext:value-type="float">
            <text:p>286</text:p>
          </table:table-cell>
          <table:table-cell table:style-name="ce80" table:formula="of:=MIN(([.F53]*[.N53])*[.M53]*[.O53];[.K53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7" table:formula="of:=[.G54]/[.F54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54]/2.5)*0.7457" office:value-type="float" office:value="319.60702" calcext:value-type="float">
            <text:p>320</text:p>
          </table:table-cell>
          <table:table-cell table:style-name="ce80" table:formula="of:=MIN(([.F54]*[.N54])*[.M54]*[.O54];[.K54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55]/[.F55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55]/2.5)*0.7457" office:value-type="float" office:value="328.70456" calcext:value-type="float">
            <text:p>329</text:p>
          </table:table-cell>
          <table:table-cell table:style-name="ce80" table:formula="of:=MIN(([.F55]*[.N55])*[.M55]*[.O55];[.K55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40" calcext:value-type="float">
            <text:p>840</text:p>
          </table:table-cell>
          <table:table-cell table:style-name="ce47" table:formula="of:=[.G56]/[.F56]" office:value-type="float" office:value="52.5" calcext:value-type="float">
            <text:p>52.5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6" calcext:value-type="float">
            <text:p>56</text:p>
          </table:table-cell>
          <table:table-cell table:style-name="ce72" table:formula="of:=([.G56]/2.5)*0.7457" office:value-type="float" office:value="250.5552" calcext:value-type="float">
            <text:p>251</text:p>
          </table:table-cell>
          <table:table-cell table:style-name="ce80" table:formula="of:=MIN(([.F56]*[.N56])*[.M56]*[.O56];[.K56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85" calcext:value-type="float">
            <text:p>1085</text:p>
          </table:table-cell>
          <table:table-cell table:style-name="ce47" table:formula="of:=[.G57]/[.F57]" office:value-type="float" office:value="67.8125" calcext:value-type="float">
            <text:p>67.8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8" calcext:value-type="float">
            <text:p>48</text:p>
          </table:table-cell>
          <table:table-cell table:style-name="ce72" table:formula="of:=([.G57]/2.5)*0.7457" office:value-type="float" office:value="323.6338" calcext:value-type="float">
            <text:p>324</text:p>
          </table:table-cell>
          <table:table-cell table:style-name="ce80" table:formula="of:=MIN(([.F57]*[.N57])*[.M57]*[.O57];[.K57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7" table:formula="of:=[.G58]/[.F58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58]/2.5)*0.7457" office:value-type="float" office:value="269.7853116" calcext:value-type="float">
            <text:p>270</text:p>
          </table:table-cell>
          <table:table-cell table:style-name="ce80" table:formula="of:=MIN(([.F58]*[.N58])*[.M58]*[.O58];[.K58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47" table:formula="of:=[.G59]/[.F59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38" calcext:value-type="float">
            <text:p>38</text:p>
          </table:table-cell>
          <table:table-cell table:style-name="ce71" table:formula="of:=([.G59]/2.5)*0.7457" office:value-type="float" office:value="323.33552" calcext:value-type="float">
            <text:p>323</text:p>
          </table:table-cell>
          <table:table-cell table:style-name="ce80" table:formula="of:=MIN(([.F59]*[.N59])*[.M59]*[.O59];[.K59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4" calcext:value-type="float">
            <text:p>74</text:p>
          </table:table-cell>
          <table:table-cell table:style-name="ce40" office:value-type="float" office:value="22.5" calcext:value-type="float">
            <text:p>22.5</text:p>
          </table:table-cell>
          <table:table-cell table:style-name="ce40" office:value-type="float" office:value="1132" calcext:value-type="float">
            <text:p>1132</text:p>
          </table:table-cell>
          <table:table-cell table:style-name="ce47" table:formula="of:=[.G60]/[.F60]" office:value-type="float" office:value="50.3111111111111" calcext:value-type="float">
            <text:p>50.31</text:p>
          </table:table-cell>
          <table:table-cell table:style-name="ce40" office:value-type="float" office:value="130" calcext:value-type="float">
            <text:p>13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60]/2.5)*0.7457" office:value-type="float" office:value="337.65296" calcext:value-type="float">
            <text:p>338</text:p>
          </table:table-cell>
          <table:table-cell table:style-name="ce80" table:formula="of:=MIN(([.F60]*[.N60])*[.M60]*[.O60];[.K60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29" office:value-type="float" office:value="130" calcext:value-type="float">
            <text:p>130</text:p>
          </table:table-cell>
          <table:table-cell table:style-name="ce41" office:value-type="float" office:value="16.4" calcext:value-type="float">
            <text:p>16.4</text:p>
          </table:table-cell>
          <table:table-cell table:style-name="ce41" office:value-type="float" office:value="1011.75" calcext:value-type="float">
            <text:p>1011.75</text:p>
          </table:table-cell>
          <table:table-cell table:style-name="ce47" table:formula="of:=[.G61]/[.F61]" office:value-type="float" office:value="61.6920731707317" calcext:value-type="float">
            <text:p>61.69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2" table:formula="of:=([.G61]/2.5)*0.7457" office:value-type="float" office:value="301.78479" calcext:value-type="float">
            <text:p>302</text:p>
          </table:table-cell>
          <table:table-cell table:style-name="ce80" table:formula="of:=MIN(([.F61]*[.N61])*[.M61]*[.O61];[.K61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Ahrons p. 168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7" table:formula="of:=[.G62]/[.F62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2]/2.5)*0.7457" office:value-type="float" office:value="336.45984" calcext:value-type="float">
            <text:p>336</text:p>
          </table:table-cell>
          <table:table-cell table:style-name="ce80" table:formula="of:=MIN(([.F62]*[.N62])*[.M62]*[.O62];[.K62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97" calcext:value-type="float">
            <text:p>1097</text:p>
          </table:table-cell>
          <table:table-cell table:style-name="ce47" table:formula="of:=[.G63]/[.F63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3]/2.5)*0.7457" office:value-type="float" office:value="327.21316" calcext:value-type="float">
            <text:p>327</text:p>
          </table:table-cell>
          <table:table-cell table:style-name="ce80" table:formula="of:=MIN(([.F63]*[.N63])*[.M63]*[.O63];[.K63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7" table:formula="of:=[.G64]/[.F64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64]/2.5)*0.7457" office:value-type="float" office:value="93.06336" calcext:value-type="float">
            <text:p>93</text:p>
          </table:table-cell>
          <table:table-cell table:style-name="ce80" table:formula="of:=MIN(([.F64]*[.N64])*[.M64]*[.O64];[.K64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65]/[.F65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65]/2.5)*0.7457" office:value-type="float" office:value="365.393" calcext:value-type="float">
            <text:p>365</text:p>
          </table:table-cell>
          <table:table-cell table:style-name="ce80" table:formula="of:=MIN(([.F65]*[.N65])*[.M65]*[.O65];[.K65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89</text:p>
          </table:table-cell>
          <table:table-cell table:style-name="ce8" table:number-columns-repeated="1004"/>
          <table:table-cell table:style-name="ce115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6" table:formula="of:=[.G66]/[.F66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45" calcext:value-type="float">
            <text:p>45</text:p>
          </table:table-cell>
          <table:table-cell table:style-name="ce70" table:formula="of:=([.G66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66]/[.M66])/([.F66]*[.N66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7" table:formula="of:=[.G67]/[.F6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67]/2.5)*0.7457" office:value-type="float" office:value="391.34336" calcext:value-type="float">
            <text:p>391</text:p>
          </table:table-cell>
          <table:table-cell table:style-name="ce80" table:formula="of:=MIN(([.F67]*[.N67])*[.M67]*[.O67];[.K67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5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6" table:formula="of:=[.G68]/[.F6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68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6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68]/[.M68])/([.F68]*[.N68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7" table:formula="of:=[.G69]/[.F6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69]/2.5)*0.7457" office:value-type="float" office:value="157.49184" calcext:value-type="float">
            <text:p>157</text:p>
          </table:table-cell>
          <table:table-cell table:style-name="ce80" table:formula="of:=MIN(([.F69]*[.N69])*[.M69]*[.O69];[.K69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7" table:formula="of:=[.G70]/[.F7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70]/2.5)*0.7457" office:value-type="float" office:value="334.96844" calcext:value-type="float">
            <text:p>335</text:p>
          </table:table-cell>
          <table:table-cell table:style-name="ce80" table:formula="of:=MIN(([.F70]*[.N70])*[.M70]*[.O70];[.K70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7" table:formula="of:=[.G71]/[.F7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71]/2.5)*0.7457" office:value-type="float" office:value="306.93012" calcext:value-type="float">
            <text:p>307</text:p>
          </table:table-cell>
          <table:table-cell table:style-name="ce80" table:formula="of:=MIN(([.F71]*[.N71])*[.M71]*[.O71];[.K71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7" table:formula="of:=[.G72]/[.F7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72]/2.5)*0.7457" office:value-type="float" office:value="320.651" calcext:value-type="float">
            <text:p>321</text:p>
          </table:table-cell>
          <table:table-cell table:style-name="ce80" table:formula="of:=MIN(([.F72]*[.N72])*[.M72]*[.O72];[.K72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7" table:formula="of:=[.G73]/[.F7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73]/2.5)*0.7457" office:value-type="float" office:value="323.03724" calcext:value-type="float">
            <text:p>323</text:p>
          </table:table-cell>
          <table:table-cell table:style-name="ce80" table:formula="of:=MIN(([.F73]*[.N73])*[.M73]*[.O73];[.K73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2" calcext:value-type="float">
            <text:p>112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1074.6" calcext:value-type="float">
            <text:p>1074.6</text:p>
          </table:table-cell>
          <table:table-cell table:style-name="ce47" table:formula="of:=[.G74]/[.F74]" office:value-type="float" office:value="62.8421052631579" calcext:value-type="float">
            <text:p>62.8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74]/2.5)*0.7457" office:value-type="float" office:value="320.531688" calcext:value-type="float">
            <text:p>321</text:p>
          </table:table-cell>
          <table:table-cell table:style-name="ce80" table:formula="of:=MIN(([.F74]*[.N74])*[.M74]*[.O74];[.K74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9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7" table:formula="of:=[.G75]/[.F75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1" table:formula="of:=([.G75]/2.5)*0.7457" office:value-type="float" office:value="357.936" calcext:value-type="float">
            <text:p>358</text:p>
          </table:table-cell>
          <table:table-cell table:style-name="ce80" table:formula="of:=MIN(([.F75]*[.N75])*[.M75]*[.O75];[.K75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7" table:formula="of:=[.G76]/[.F7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76]/2.5)*0.7457" office:value-type="float" office:value="291.41956" calcext:value-type="float">
            <text:p>291</text:p>
          </table:table-cell>
          <table:table-cell table:style-name="ce80" table:formula="of:=MIN(([.F76]*[.N76])*[.M76]*[.O76];[.K76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77]/[.F77]" office:value-type="float" office:value="64.375" calcext:value-type="float">
            <text:p>64.3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59" calcext:value-type="float">
            <text:p>59</text:p>
          </table:table-cell>
          <table:table-cell table:style-name="ce72" table:formula="of:=([.G77]/2.5)*0.7457" office:value-type="float" office:value="307.2284" calcext:value-type="float">
            <text:p>307</text:p>
          </table:table-cell>
          <table:table-cell table:style-name="ce80" table:formula="of:=MIN(([.F77]*[.N77])*[.M77]*[.O77];[.K77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7" table:formula="of:=[.G78]/[.F78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8]/2.5)*0.7457" office:value-type="float" office:value="360.739832" calcext:value-type="float">
            <text:p>361</text:p>
          </table:table-cell>
          <table:table-cell table:style-name="ce80" table:formula="of:=MIN(([.F78]*[.N78])*[.M78]*[.O78];[.K78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7" table:formula="of:=[.G79]/[.F79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79]/2.5)*0.7457" office:value-type="float" office:value="321.24756" calcext:value-type="float">
            <text:p>321</text:p>
          </table:table-cell>
          <table:table-cell table:style-name="ce80" table:formula="of:=MIN(([.F79]*[.N79])*[.M79]*[.O79];[.K79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7" table:formula="of:=[.G80]/[.F80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80]/2.5)*0.7457" office:value-type="float" office:value="304.2456" calcext:value-type="float">
            <text:p>304</text:p>
          </table:table-cell>
          <table:table-cell table:style-name="ce80" table:formula="of:=MIN(([.F80]*[.N80])*[.M80]*[.O80];[.K80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3" office:value-type="float" office:value="5.44" calcext:value-type="float">
            <text:p>5.44</text:p>
          </table:table-cell>
          <table:table-cell table:style-name="ce31" table:formula="of:=[.G68]/2" office:value-type="float" office:value="356.5" calcext:value-type="float">
            <text:p>356.5</text:p>
          </table:table-cell>
          <table:table-cell table:style-name="ce47" table:formula="of:=[.G81]/[.F81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81]/2.5)*0.7457" office:value-type="float" office:value="106.33682" calcext:value-type="float">
            <text:p>106</text:p>
          </table:table-cell>
          <table:table-cell table:style-name="ce80" table:formula="of:=MIN(([.F81]*[.N81])*[.M81]*[.O81];[.K81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" calcext:value-type="float">
            <text:p>110</text:p>
          </table:table-cell>
          <table:table-cell table:style-name="ce47" table:formula="of:=[.G82]/[.F82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59" office:value-type="float" office:value="6" calcext:value-type="float">
            <text:p>6</text:p>
          </table:table-cell>
          <table:table-cell table:style-name="ce71" table:formula="of:=([.G82]/2.5)*0.7457" office:value-type="float" office:value="32.8108" calcext:value-type="float">
            <text:p>33</text:p>
          </table:table-cell>
          <table:table-cell table:style-name="ce80" table:formula="of:=MIN(([.F82]*[.N82])*[.M82]*[.O82];[.K82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83]/2.5)*0.7457" office:value-type="float" office:value="391.64164" calcext:value-type="float">
            <text:p>392</text:p>
          </table:table-cell>
          <table:table-cell table:style-name="ce80" table:formula="of:=MIN(([.F83]*[.N83])*[.M83]*[.O83];[.K83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7" table:formula="of:=[.G84]/[.F84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56" calcext:value-type="float">
            <text:p>56</text:p>
          </table:table-cell>
          <table:table-cell table:style-name="ce71" table:formula="of:=([.G84]/2.5)*0.7457" office:value-type="float" office:value="344.5134" calcext:value-type="float">
            <text:p>345</text:p>
          </table:table-cell>
          <table:table-cell table:style-name="ce80" table:formula="of:=MIN(([.F84]*[.N84])*[.M84]*[.O84];[.K84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5]/[.F8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85]/2.5)*0.7457" office:value-type="float" office:value="391.64164" calcext:value-type="float">
            <text:p>392</text:p>
          </table:table-cell>
          <table:table-cell table:style-name="ce80" table:formula="of:=MIN(([.F85]*[.N85])*[.M85]*[.O85];[.K85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86]/[.F86]" office:value-type="float" office:value="62.5" calcext:value-type="float">
            <text:p>62.50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86]/2.5)*0.7457" office:value-type="float" office:value="298.28" calcext:value-type="float">
            <text:p>298</text:p>
          </table:table-cell>
          <table:table-cell table:style-name="ce80" table:formula="of:=MIN(([.F86]*[.N86])*[.M86]*[.O86];[.K86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7" table:formula="of:=[.G87]/[.F87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87]/2.5)*0.7457" office:value-type="float" office:value="34.60048" calcext:value-type="float">
            <text:p>35</text:p>
          </table:table-cell>
          <table:table-cell table:style-name="ce80" table:formula="of:=MIN(([.F87]*[.N87])*[.M87]*[.O87];[.K87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7" table:formula="of:=[.G88]/[.F88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4" office:value-type="float" office:value="7" calcext:value-type="float">
            <text:p>7</text:p>
          </table:table-cell>
          <table:table-cell table:style-name="ce71" table:formula="of:=([.G88]/2.5)*0.7457" office:value-type="float" office:value="50.40932" calcext:value-type="float">
            <text:p>50</text:p>
          </table:table-cell>
          <table:table-cell table:style-name="ce80" table:formula="of:=MIN(([.F88]*[.N88])*[.M88]*[.O88];[.K88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7" table:formula="of:=[.G89]/[.F89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4" office:value-type="float" office:value="48" calcext:value-type="float">
            <text:p>48</text:p>
          </table:table-cell>
          <table:table-cell table:style-name="ce71" table:formula="of:=([.G89]/2.5)*0.7457" office:value-type="float" office:value="298.28" calcext:value-type="float">
            <text:p>298</text:p>
          </table:table-cell>
          <table:table-cell table:style-name="ce80" table:formula="of:=MIN(([.F89]*[.N89])*[.M89]*[.O89];[.K89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90]/[.F90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64" calcext:value-type="float">
            <text:p>64</text:p>
          </table:table-cell>
          <table:table-cell table:style-name="ce71" table:formula="of:=([.G90]/2.5)*0.7457" office:value-type="float" office:value="322.1424" calcext:value-type="float">
            <text:p>322</text:p>
          </table:table-cell>
          <table:table-cell table:style-name="ce80" table:formula="of:=MIN(([.F90]*[.N90])*[.M90]*[.O90];[.K90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27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47" table:formula="of:=[.G91]/[.F91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91]/2.5)*0.7457" office:value-type="float" office:value="289.808848" calcext:value-type="float">
            <text:p>290</text:p>
          </table:table-cell>
          <table:table-cell table:style-name="ce80" table:formula="of:=MIN(([.F91]*[.N91])*[.M91]*[.O91];[.K91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47" table:formula="of:=[.G92]/[.F92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2" calcext:value-type="float">
            <text:p>62</text:p>
          </table:table-cell>
          <table:table-cell table:style-name="ce71" table:formula="of:=([.G92]/2.5)*0.7457" office:value-type="float" office:value="304.2456" calcext:value-type="float">
            <text:p>304</text:p>
          </table:table-cell>
          <table:table-cell table:style-name="ce80" table:formula="of:=MIN(([.F92]*[.N92])*[.M92]*[.O92];[.K92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3]/[.F93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74" calcext:value-type="float">
            <text:p>74</text:p>
          </table:table-cell>
          <table:table-cell table:style-name="ce71" table:formula="of:=([.G93]/2.5)*0.7457" office:value-type="float" office:value="320.651" calcext:value-type="float">
            <text:p>321</text:p>
          </table:table-cell>
          <table:table-cell table:style-name="ce80" table:formula="of:=MIN(([.F93]*[.N93])*[.M93]*[.O93];[.K93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4]/[.F94]" office:value-type="float" office:value="71.6666666666667" calcext:value-type="float">
            <text:p>71.67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94]/2.5)*0.7457" office:value-type="float" office:value="320.651" calcext:value-type="float">
            <text:p>321</text:p>
          </table:table-cell>
          <table:table-cell table:style-name="ce80" table:formula="of:=MIN(([.F94]*[.N94])*[.M94]*[.O94];[.K94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7" table:formula="of:=[.G95]/[.F95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9" calcext:value-type="float">
            <text:p>9</text:p>
          </table:table-cell>
          <table:table-cell table:style-name="ce71" table:formula="of:=([.G95]/2.5)*0.7457" office:value-type="float" office:value="31.91596" calcext:value-type="float">
            <text:p>32</text:p>
          </table:table-cell>
          <table:table-cell table:style-name="ce80" table:formula="of:=MIN(([.F95]*[.N95])*[.M95]*[.O95];[.K95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96]/[.F96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96]/2.5)*0.7457" office:value-type="float" office:value="447.42" calcext:value-type="float">
            <text:p>447</text:p>
          </table:table-cell>
          <table:table-cell table:style-name="ce80" table:formula="of:=MIN(([.F96]*[.N96])*[.M96]*[.O96];[.K96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47" table:formula="of:=[.G97]/[.F97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97]/2.5)*0.7457" office:value-type="float" office:value="421.46964" calcext:value-type="float">
            <text:p>421</text:p>
          </table:table-cell>
          <table:table-cell table:style-name="ce80" table:formula="of:=MIN(([.F97]*[.N97])*[.M97]*[.O97];[.K97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5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6" table:formula="of:=[.G98]/[.F9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58" office:value-type="float" office:value="16" calcext:value-type="float">
            <text:p>16</text:p>
          </table:table-cell>
          <table:table-cell table:style-name="ce70" table:formula="of:=([.G98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90" table:formula="of:=([.L98]/[.M98])/([.F98]*[.N98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4" calcext:value-type="float">
            <text:p>1884</text:p>
          </table:table-cell>
          <table:table-cell table:style-name="ce8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1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165" calcext:value-type="float">
            <text:p>1165</text:p>
          </table:table-cell>
          <table:table-cell table:style-name="ce47" table:formula="of:=[.G99]/[.F99]" office:value-type="float" office:value="66.0056657223796" calcext:value-type="float">
            <text:p>66.01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2" table:formula="of:=([.G99]/2.5)*0.7457" office:value-type="float" office:value="347.4962" calcext:value-type="float">
            <text:p>347</text:p>
          </table:table-cell>
          <table:table-cell table:style-name="ce80" table:formula="of:=MIN(([.F99]*[.N99])*[.M99]*[.O99];[.K99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7" table:formula="of:=[.G100]/[.F100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58" calcext:value-type="float">
            <text:p>58</text:p>
          </table:table-cell>
          <table:table-cell table:style-name="ce71" table:formula="of:=([.G100]/2.5)*0.7457" office:value-type="float" office:value="375.8328" calcext:value-type="float">
            <text:p>376</text:p>
          </table:table-cell>
          <table:table-cell table:style-name="ce80" table:formula="of:=MIN(([.F100]*[.N100])*[.M100]*[.O100];[.K100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40" calcext:value-type="float">
            <text:p>40</text:p>
          </table:table-cell>
          <table:table-cell table:style-name="ce36" office:value-type="float" office:value="3.8" calcext:value-type="float">
            <text:p>3.8</text:p>
          </table:table-cell>
          <table:table-cell table:style-name="ce36" office:value-type="float" office:value="200" calcext:value-type="float">
            <text:p>200</text:p>
          </table:table-cell>
          <table:table-cell table:style-name="ce47" table:formula="of:=[.G101]/[.F101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20" calcext:value-type="float">
            <text:p>20</text:p>
          </table:table-cell>
          <table:table-cell table:style-name="ce71" table:formula="of:=([.G101]/2.5)*0.7457" office:value-type="float" office:value="59.656" calcext:value-type="float">
            <text:p>60</text:p>
          </table:table-cell>
          <table:table-cell table:style-name="ce80" table:formula="of:=MIN(([.F101]*[.N101])*[.M101]*[.O101];[.K101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1" office:value-type="float" office:value="91.5" calcext:value-type="float">
            <text:p>91.5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7" table:formula="of:=[.G102]/[.F102]" office:value-type="float" office:value="57.0588235294118" calcext:value-type="float">
            <text:p>57.06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3" calcext:value-type="float">
            <text:p>53</text:p>
          </table:table-cell>
          <table:table-cell table:style-name="ce72" table:formula="of:=([.G102]/2.5)*0.7457" office:value-type="float" office:value="289.3316" calcext:value-type="float">
            <text:p>289</text:p>
          </table:table-cell>
          <table:table-cell table:style-name="ce80" table:formula="of:=MIN(([.F102]*[.N102])*[.M102]*[.O102];[.K102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7" table:formula="of:=[.G103]/[.F103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18" calcext:value-type="float">
            <text:p>18</text:p>
          </table:table-cell>
          <table:table-cell table:style-name="ce71" table:formula="of:=([.G103]/2.5)*0.7457" office:value-type="float" office:value="44.742" calcext:value-type="float">
            <text:p>45</text:p>
          </table:table-cell>
          <table:table-cell table:style-name="ce80" table:formula="of:=MIN(([.F103]*[.N103])*[.M103]*[.O103];[.K103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6" table:formula="of:=[.G104]/[.F104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58" office:value-type="float" office:value="49" calcext:value-type="float">
            <text:p>49</text:p>
          </table:table-cell>
          <table:table-cell table:style-name="ce70" table:formula="of:=([.G104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04]/[.M104])/([.F104]*[.N104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47" table:formula="of:=[.G105]/[.F105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105]/2.5)*0.7457" office:value-type="float" office:value="369.8672" calcext:value-type="float">
            <text:p>370</text:p>
          </table:table-cell>
          <table:table-cell table:style-name="ce80" table:formula="of:=MIN(([.F105]*[.N105])*[.M105]*[.O105];[.K105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75" calcext:value-type="float">
            <text:p>1075</text:p>
          </table:table-cell>
          <table:table-cell table:style-name="ce47" table:formula="of:=[.G106]/[.F106]" office:value-type="float" office:value="63.2352941176471" calcext:value-type="float">
            <text:p>63.24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06]/2.5)*0.7457" office:value-type="float" office:value="320.651" calcext:value-type="float">
            <text:p>321</text:p>
          </table:table-cell>
          <table:table-cell table:style-name="ce80" table:formula="of:=MIN(([.F106]*[.N106])*[.M106]*[.O106];[.K106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39" office:value-type="float" office:value="14.24" calcext:value-type="float">
            <text:p>14.24</text:p>
          </table:table-cell>
          <table:table-cell table:style-name="ce39" office:value-type="float" office:value="971.6" calcext:value-type="float">
            <text:p>971.6</text:p>
          </table:table-cell>
          <table:table-cell table:style-name="ce47" table:formula="of:=[.G107]/[.F107]" office:value-type="float" office:value="68.2303370786517" calcext:value-type="float">
            <text:p>68.23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1" table:formula="of:=([.G107]/2.5)*0.7457" office:value-type="float" office:value="289.808848" calcext:value-type="float">
            <text:p>290</text:p>
          </table:table-cell>
          <table:table-cell table:style-name="ce80" table:formula="of:=MIN(([.F107]*[.N107])*[.M107]*[.O107];[.K107])" office:value-type="float" office:value="172.904203935836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00" calcext:value-type="float">
            <text:p>1500</text:p>
          </table:table-cell>
          <table:table-cell table:style-name="ce47" table:formula="of:=[.G108]/[.F108]" office:value-type="float" office:value="83.3333333333333" calcext:value-type="float">
            <text:p>83.33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08]/2.5)*0.7457" office:value-type="float" office:value="447.42" calcext:value-type="float">
            <text:p>447</text:p>
          </table:table-cell>
          <table:table-cell table:style-name="ce80" table:formula="of:=MIN(([.F108]*[.N108])*[.M108]*[.O108];[.K108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22.5" calcext:value-type="float">
            <text:p>922.5</text:p>
          </table:table-cell>
          <table:table-cell table:style-name="ce47" table:formula="of:=[.G109]/[.F109]" office:value-type="float" office:value="57.65625" calcext:value-type="float">
            <text:p>57.66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09]/2.5)*0.7457" office:value-type="float" office:value="275.1633" calcext:value-type="float">
            <text:p>275</text:p>
          </table:table-cell>
          <table:table-cell table:style-name="ce80" table:formula="of:=MIN(([.F109]*[.N109])*[.M109]*[.O109];[.K109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7" table:formula="of:=[.G110]/[.F110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10]/2.5)*0.7457" office:value-type="float" office:value="359.12912" calcext:value-type="float">
            <text:p>359</text:p>
          </table:table-cell>
          <table:table-cell table:style-name="ce80" table:formula="of:=MIN(([.F110]*[.N110])*[.M110]*[.O110];[.K110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11]/[.F111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11]/2.5)*0.7457" office:value-type="float" office:value="359.12912" calcext:value-type="float">
            <text:p>359</text:p>
          </table:table-cell>
          <table:table-cell table:style-name="ce80" table:formula="of:=MIN(([.F111]*[.N111])*[.M111]*[.O111];[.K111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112]/[.F112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12]/2.5)*0.7457" office:value-type="float" office:value="365.393" calcext:value-type="float">
            <text:p>365</text:p>
          </table:table-cell>
          <table:table-cell table:style-name="ce80" table:formula="of:=MIN(([.F112]*[.N112])*[.M112]*[.O112];[.K112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47" table:formula="of:=[.G113]/[.F113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80" calcext:value-type="float">
            <text:p>80</text:p>
          </table:table-cell>
          <table:table-cell table:style-name="ce71" table:formula="of:=([.G113]/2.5)*0.7457" office:value-type="float" office:value="361.21708" calcext:value-type="float">
            <text:p>361</text:p>
          </table:table-cell>
          <table:table-cell table:style-name="ce80" table:formula="of:=MIN(([.F113]*[.N113])*[.M113]*[.O113];[.K113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47" table:formula="of:=[.G114]/[.F114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9" calcext:value-type="float">
            <text:p>109</text:p>
          </table:table-cell>
          <table:table-cell table:style-name="ce71" table:formula="of:=([.G114]/2.5)*0.7457" office:value-type="float" office:value="499.619" calcext:value-type="float">
            <text:p>500</text:p>
          </table:table-cell>
          <table:table-cell table:style-name="ce80" table:formula="of:=MIN(([.F114]*[.N114])*[.M114]*[.O114];[.K114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47" table:formula="of:=[.G115]/[.F115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106" calcext:value-type="float">
            <text:p>106</text:p>
          </table:table-cell>
          <table:table-cell table:style-name="ce71" table:formula="of:=([.G115]/2.5)*0.7457" office:value-type="float" office:value="444.4372" calcext:value-type="float">
            <text:p>444</text:p>
          </table:table-cell>
          <table:table-cell table:style-name="ce80" table:formula="of:=MIN(([.F115]*[.N115])*[.M115]*[.O115];[.K115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050" calcext:value-type="float">
            <text:p>1050</text:p>
          </table:table-cell>
          <table:table-cell table:style-name="ce47" table:formula="of:=[.G116]/[.F116]" office:value-type="float" office:value="59.4900849858357" calcext:value-type="float">
            <text:p>59.49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2" table:formula="of:=([.G116]/2.5)*0.7457" office:value-type="float" office:value="313.194" calcext:value-type="float">
            <text:p>313</text:p>
          </table:table-cell>
          <table:table-cell table:style-name="ce80" table:formula="of:=MIN(([.F116]*[.N116])*[.M116]*[.O116];[.K116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117]/[.F117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17]/2.5)*0.7457" office:value-type="float" office:value="322.1424" calcext:value-type="float">
            <text:p>322</text:p>
          </table:table-cell>
          <table:table-cell table:style-name="ce80" table:formula="of:=MIN(([.F117]*[.N117])*[.M117]*[.O117];[.K117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47" table:formula="of:=[.G118]/[.F118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118]/2.5)*0.7457" office:value-type="float" office:value="400.29176" calcext:value-type="float">
            <text:p>400</text:p>
          </table:table-cell>
          <table:table-cell table:style-name="ce80" table:formula="of:=MIN(([.F118]*[.N118])*[.M118]*[.O118];[.K118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19]/[.F119]" office:value-type="float" office:value="76" calcext:value-type="float">
            <text:p>76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3" calcext:value-type="float">
            <text:p>63</text:p>
          </table:table-cell>
          <table:table-cell table:style-name="ce72" table:formula="of:=([.G119]/2.5)*0.7457" office:value-type="float" office:value="368.3758" calcext:value-type="float">
            <text:p>368</text:p>
          </table:table-cell>
          <table:table-cell table:style-name="ce80" table:formula="of:=MIN(([.F119]*[.N119])*[.M119]*[.O119];[.K119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3d4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0]/[.F120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20]/2.5)*0.7457" office:value-type="float" office:value="368.3758" calcext:value-type="float">
            <text:p>368</text:p>
          </table:table-cell>
          <table:table-cell table:style-name="ce80" table:formula="of:=MIN(([.F120]*[.N120])*[.M120]*[.O120];[.K120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21]/[.F121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21]/2.5)*0.7457" office:value-type="float" office:value="359.12912" calcext:value-type="float">
            <text:p>359</text:p>
          </table:table-cell>
          <table:table-cell table:style-name="ce80" table:formula="of:=MIN(([.F121]*[.N121])*[.M121]*[.O121];[.K121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119" calcext:value-type="float">
            <text:p>1119</text:p>
          </table:table-cell>
          <table:table-cell table:style-name="ce47" table:formula="of:=[.G122]/[.F122]" office:value-type="float" office:value="68.8615384615385" calcext:value-type="float">
            <text:p>68.86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122]/2.5)*0.7457" office:value-type="float" office:value="333.77532" calcext:value-type="float">
            <text:p>334</text:p>
          </table:table-cell>
          <table:table-cell table:style-name="ce80" table:formula="of:=MIN(([.F122]*[.N122])*[.M122]*[.O122];[.K122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E/e1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47" table:formula="of:=[.G123]/[.F123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30" calcext:value-type="float">
            <text:p>130</text:p>
          </table:table-cell>
          <table:table-cell table:style-name="ce71" table:formula="of:=([.G123]/2.5)*0.7457" office:value-type="float" office:value="405.6608" calcext:value-type="float">
            <text:p>406</text:p>
          </table:table-cell>
          <table:table-cell table:style-name="ce80" table:formula="of:=MIN(([.F123]*[.N123])*[.M123]*[.O123];[.K123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24]/[.F124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7" calcext:value-type="float">
            <text:p>87</text:p>
          </table:table-cell>
          <table:table-cell table:style-name="ce71" table:formula="of:=([.G124]/2.5)*0.7457" office:value-type="float" office:value="354.9532" calcext:value-type="float">
            <text:p>355</text:p>
          </table:table-cell>
          <table:table-cell table:style-name="ce80" table:formula="of:=MIN(([.F124]*[.N124])*[.M124]*[.O124];[.K124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1068" calcext:value-type="float">
            <text:p>1068</text:p>
          </table:table-cell>
          <table:table-cell table:style-name="ce47" table:formula="of:=[.G125]/[.F125]" office:value-type="float" office:value="52.7407407407407" calcext:value-type="float">
            <text:p>52.74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0" calcext:value-type="float">
            <text:p>100</text:p>
          </table:table-cell>
          <table:table-cell table:style-name="ce72" table:formula="of:=([.G125]/2.5)*0.7457" office:value-type="float" office:value="318.56304" calcext:value-type="float">
            <text:p>319</text:p>
          </table:table-cell>
          <table:table-cell table:style-name="ce80" table:formula="of:=MIN(([.F125]*[.N125])*[.M125]*[.O125];[.K125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LSWR_700_clas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2" calcext:value-type="float">
            <text:p>1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126]/[.F126]" office:value-type="float" office:value="51.5" calcext:value-type="float">
            <text:p>51.5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26]/2.5)*0.7457" office:value-type="float" office:value="307.2284" calcext:value-type="float">
            <text:p>307</text:p>
          </table:table-cell>
          <table:table-cell table:style-name="ce80" table:formula="of:=MIN(([.F126]*[.N126])*[.M126]*[.O126];[.K126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47" table:formula="of:=[.G127]/[.F127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5" calcext:value-type="float">
            <text:p>65</text:p>
          </table:table-cell>
          <table:table-cell table:style-name="ce71" table:formula="of:=([.G127]/2.5)*0.7457" office:value-type="float" office:value="341.5306" calcext:value-type="float">
            <text:p>342</text:p>
          </table:table-cell>
          <table:table-cell table:style-name="ce80" table:formula="of:=MIN(([.F127]*[.N127])*[.M127]*[.O127];[.K127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53" calcext:value-type="float">
            <text:p>1253</text:p>
          </table:table-cell>
          <table:table-cell table:style-name="ce47" table:formula="of:=[.G128]/[.F128]" office:value-type="float" office:value="65.9473684210526" calcext:value-type="float">
            <text:p>65.9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6" calcext:value-type="float">
            <text:p>66</text:p>
          </table:table-cell>
          <table:table-cell table:style-name="ce72" table:formula="of:=([.G128]/2.5)*0.7457" office:value-type="float" office:value="373.74484" calcext:value-type="float">
            <text:p>374</text:p>
          </table:table-cell>
          <table:table-cell table:style-name="ce80" table:formula="of:=MIN(([.F128]*[.N128])*[.M128]*[.O128];[.K128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2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129]/[.F129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0" calcext:value-type="float">
            <text:p>90</text:p>
          </table:table-cell>
          <table:table-cell table:style-name="ce71" table:formula="of:=([.G129]/2.5)*0.7457" office:value-type="float" office:value="377.3242" calcext:value-type="float">
            <text:p>377</text:p>
          </table:table-cell>
          <table:table-cell table:style-name="ce80" table:formula="of:=MIN(([.F129]*[.N129])*[.M129]*[.O129];[.K129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[.O104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6" table:formula="of:=[.G130]/[.F13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70" calcext:value-type="float">
            <text:p>70</text:p>
          </table:table-cell>
          <table:table-cell table:style-name="ce70" table:formula="of:=([.G130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30]/[.M130])/([.F130]*[.N130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47" table:formula="of:=[.G131]/[.F131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3" calcext:value-type="float">
            <text:p>93</text:p>
          </table:table-cell>
          <table:table-cell table:style-name="ce71" table:formula="of:=([.G131]/2.5)*0.7457" office:value-type="float" office:value="317.6682" calcext:value-type="float">
            <text:p>318</text:p>
          </table:table-cell>
          <table:table-cell table:style-name="ce80" table:formula="of:=MIN(([.F131]*[.N131])*[.M131]*[.O131];[.K131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132]/[.F132]" office:value-type="float" office:value="62.5" calcext:value-type="float">
            <text:p>62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32]/2.5)*0.7457" office:value-type="float" office:value="447.42" calcext:value-type="float">
            <text:p>447</text:p>
          </table:table-cell>
          <table:table-cell table:style-name="ce80" table:formula="of:=MIN(([.F132]*[.N132])*[.M132]*[.O132];[.K132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47" table:formula="of:=[.G133]/[.F133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1" table:formula="of:=([.G133]/2.5)*0.7457" office:value-type="float" office:value="487.6878" calcext:value-type="float">
            <text:p>488</text:p>
          </table:table-cell>
          <table:table-cell table:style-name="ce80" table:formula="of:=MIN(([.F133]*[.N133])*[.M133]*[.O133];[.K133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47" table:formula="of:=[.G134]/[.F134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1" table:formula="of:=([.G134]/2.5)*0.7457" office:value-type="float" office:value="486.1964" calcext:value-type="float">
            <text:p>486</text:p>
          </table:table-cell>
          <table:table-cell table:style-name="ce80" table:formula="of:=MIN(([.F134]*[.N134])*[.M134]*[.O134];[.K134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40" calcext:value-type="float">
            <text:p>1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1.7" calcext:value-type="float">
            <text:p>1031.7</text:p>
          </table:table-cell>
          <table:table-cell table:style-name="ce47" table:formula="of:=[.G135]/[.F135]" office:value-type="float" office:value="51.585" calcext:value-type="float">
            <text:p>51.59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2" table:formula="of:=([.G135]/2.5)*0.7457" office:value-type="float" office:value="307.735476" calcext:value-type="float">
            <text:p>308</text:p>
          </table:table-cell>
          <table:table-cell table:style-name="ce80" table:formula="of:=MIN(([.F135]*[.N135])*[.M135]*[.O135];[.K135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30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47" table:formula="of:=[.G136]/[.F136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36]/2.5)*0.7457" office:value-type="float" office:value="362.4102" calcext:value-type="float">
            <text:p>362</text:p>
          </table:table-cell>
          <table:table-cell table:style-name="ce80" table:formula="of:=MIN(([.F136]*[.N136])*[.M136]*[.O136];[.K136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7" table:formula="of:=[.G137]/[.F137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37]/2.5)*0.7457" office:value-type="float" office:value="456.3684" calcext:value-type="float">
            <text:p>456</text:p>
          </table:table-cell>
          <table:table-cell table:style-name="ce80" table:formula="of:=MIN(([.F137]*[.N137])*[.M137]*[.O137];[.K137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38]/[.F138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9" calcext:value-type="float">
            <text:p>69</text:p>
          </table:table-cell>
          <table:table-cell table:style-name="ce72" table:formula="of:=([.G138]/2.5)*0.7457" office:value-type="float" office:value="311.7026" calcext:value-type="float">
            <text:p>312</text:p>
          </table:table-cell>
          <table:table-cell table:style-name="ce80" table:formula="of:=MIN(([.F138]*[.N138])*[.M138]*[.O138];[.K138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7" table:formula="of:=[.G139]/[.F13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6" office:value-type="float" office:value="104" calcext:value-type="float">
            <text:p>104</text:p>
          </table:table-cell>
          <table:table-cell table:style-name="ce71" table:formula="of:=([.G139]/2.5)*0.7457" office:value-type="float" office:value="523.4814" calcext:value-type="float">
            <text:p>523</text:p>
          </table:table-cell>
          <table:table-cell table:style-name="ce80" table:formula="of:=MIN(([.F139]*[.N139])*[.M139]*[.O139];[.K139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7" table:formula="of:=[.G140]/[.F14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1" table:formula="of:=([.G140]/2.5)*0.7457" office:value-type="float" office:value="343.022" calcext:value-type="float">
            <text:p>343</text:p>
          </table:table-cell>
          <table:table-cell table:style-name="ce80" table:formula="of:=MIN(([.F140]*[.N140])*[.M140]*[.O140];[.K140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7" table:formula="of:=[.G141]/[.F14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1" table:formula="of:=([.G141]/2.5)*0.7457" office:value-type="float" office:value="432.506" calcext:value-type="float">
            <text:p>433</text:p>
          </table:table-cell>
          <table:table-cell table:style-name="ce80" table:formula="of:=MIN(([.F141]*[.N141])*[.M141]*[.O141];[.K141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1" calcext:value-type="float">
            <text:p>1901</text:p>
          </table:table-cell>
          <table:table-cell table:style-name="ce8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5*12)+7" office:value-type="float" office:value="67" calcext:value-type="float">
            <text:p>67</text:p>
          </table:table-cell>
          <table:table-cell table:style-name="ce27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42]/[.F142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42]/2.5)*0.7457" office:value-type="float" office:value="354.9532" calcext:value-type="float">
            <text:p>355</text:p>
          </table:table-cell>
          <table:table-cell table:style-name="ce80" table:formula="of:=MIN(([.F142]*[.N142])*[.M142]*[.O142];[.K142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2" calcext:value-type="float">
            <text:p>1902</text:p>
          </table:table-cell>
          <table:table-cell table:style-name="ce8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19.8" calcext:value-type="float">
            <text:p>1719.8</text:p>
          </table:table-cell>
          <table:table-cell table:style-name="ce47" table:formula="of:=[.G143]/[.F143]" office:value-type="float" office:value="66.1461538461539" calcext:value-type="float">
            <text:p>66.15</text:p>
          </table:table-cell>
          <table:table-cell table:style-name="ce8" office:value-type="float" office:value="195" calcext:value-type="float">
            <text:p>195</text:p>
          </table:table-cell>
          <table:table-cell table:style-name="ce60" office:value-type="float" office:value="86" calcext:value-type="float">
            <text:p>86</text:p>
          </table:table-cell>
          <table:table-cell table:style-name="ce72" table:formula="of:=([.G143]/2.5)*0.7457" office:value-type="float" office:value="512.981944" calcext:value-type="float">
            <text:p>513</text:p>
          </table:table-cell>
          <table:table-cell table:style-name="ce80" table:formula="of:=MIN(([.F143]*[.N143])*[.M143]*[.O143];[.K143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6" table:formula="of:=[.G144]/[.F144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58" office:value-type="float" office:value="79" calcext:value-type="float">
            <text:p>79</text:p>
          </table:table-cell>
          <table:table-cell table:style-name="ce70" table:formula="of:=([.G144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33" calcext:value-type="float">
            <text:p>33.00</text:p>
          </table:table-cell>
          <table:table-cell table:style-name="ce90" table:formula="of:=([.L144]/[.M144])/([.F144]*[.N144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7" table:formula="of:=[.G145]/[.F14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6" office:value-type="float" office:value="70" calcext:value-type="float">
            <text:p>70</text:p>
          </table:table-cell>
          <table:table-cell table:style-name="ce71" table:formula="of:=([.G145]/2.5)*0.7457" office:value-type="float" office:value="739.7344" calcext:value-type="float">
            <text:p>740</text:p>
          </table:table-cell>
          <table:table-cell table:style-name="ce80" table:formula="of:=MIN(([.F145]*[.N145])*[.M145]*[.O145];[.K145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7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46]/2.5)*0.7457" office:value-type="float" office:value="639.8106" calcext:value-type="float">
            <text:p>640</text:p>
          </table:table-cell>
          <table:table-cell table:style-name="ce80" table:formula="of:=MIN(([.F146]*[.N146])*[.M146]*[.O146];[.K146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7" table:formula="of:=[.G147]/[.F14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47]/2.5)*0.7457" office:value-type="float" office:value="355.84804" calcext:value-type="float">
            <text:p>356</text:p>
          </table:table-cell>
          <table:table-cell table:style-name="ce80" table:formula="of:=MIN(([.F147]*[.N147])*[.M147]*[.O147];[.K147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48]/[.F148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6" calcext:value-type="float">
            <text:p>86</text:p>
          </table:table-cell>
          <table:table-cell table:style-name="ce72" table:formula="of:=([.G148]/2.5)*0.7457" office:value-type="float" office:value="311.7026" calcext:value-type="float">
            <text:p>312</text:p>
          </table:table-cell>
          <table:table-cell table:style-name="ce80" table:formula="of:=MIN(([.F148]*[.N148])*[.M148]*[.O148];[.K148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429.9" calcext:value-type="float">
            <text:p>1429.9</text:p>
          </table:table-cell>
          <table:table-cell table:style-name="ce47" table:formula="of:=[.G149]/[.F149]" office:value-type="float" office:value="66.1990740740741" calcext:value-type="float">
            <text:p>66.2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2" table:formula="of:=([.G149]/2.5)*0.7457" office:value-type="float" office:value="426.510572" calcext:value-type="float">
            <text:p>427</text:p>
          </table:table-cell>
          <table:table-cell table:style-name="ce80" table:formula="of:=MIN(([.F149]*[.N149])*[.M149]*[.O149];[.K149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150]/[.F15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50]/2.5)*0.7457" office:value-type="float" office:value="298.28" calcext:value-type="float">
            <text:p>298</text:p>
          </table:table-cell>
          <table:table-cell table:style-name="ce80" table:formula="of:=MIN(([.F150]*[.N150])*[.M150]*[.O150];[.K150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6*12)+1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1]/[.F151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5" calcext:value-type="float">
            <text:p>85</text:p>
          </table:table-cell>
          <table:table-cell table:style-name="ce72" table:formula="of:=([.G151]/2.5)*0.7457" office:value-type="float" office:value="462.334" calcext:value-type="float">
            <text:p>462</text:p>
          </table:table-cell>
          <table:table-cell table:style-name="ce80" table:formula="of:=MIN(([.F151]*[.N151])*[.M151]*[.O151];[.K151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7" table:formula="of:=[.G152]/[.F152]" office:value-type="float" office:value="55.625" calcext:value-type="float">
            <text:p>55.6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52]/2.5)*0.7457" office:value-type="float" office:value="398.2038" calcext:value-type="float">
            <text:p>398</text:p>
          </table:table-cell>
          <table:table-cell table:style-name="ce80" table:formula="of:=MIN(([.F152]*[.N152])*[.M152]*[.O152];[.K152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45" calcext:value-type="float">
            <text:p>2145</text:p>
          </table:table-cell>
          <table:table-cell table:style-name="ce47" table:formula="of:=[.G153]/[.F15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53]/2.5)*0.7457" office:value-type="float" office:value="639.8106" calcext:value-type="float">
            <text:p>640</text:p>
          </table:table-cell>
          <table:table-cell table:style-name="ce80" table:formula="of:=MIN(([.F153]*[.N153])*[.M153]*[.O153];[.K153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20" calcext:value-type="float">
            <text:p>1820</text:p>
          </table:table-cell>
          <table:table-cell table:style-name="ce47" table:formula="of:=[.G154]/[.F154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54]/2.5)*0.7457" office:value-type="float" office:value="542.8696" calcext:value-type="float">
            <text:p>543</text:p>
          </table:table-cell>
          <table:table-cell table:style-name="ce80" table:formula="of:=MIN(([.F154]*[.N154])*[.M154]*[.O154];[.K154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6" table:formula="of:=[.G155]/[.F15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81" calcext:value-type="float">
            <text:p>81</text:p>
          </table:table-cell>
          <table:table-cell table:style-name="ce70" table:formula="of:=([.G155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155]/[.M155])/([.F155]*[.N155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30"/>
          <table:table-cell table:style-name="ce6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7" table:formula="of:=[.G156]/[.F156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4" calcext:value-type="float">
            <text:p>94</text:p>
          </table:table-cell>
          <table:table-cell table:style-name="ce71" table:formula="of:=([.G156]/2.5)*0.7457" office:value-type="float" office:value="361.21708" calcext:value-type="float">
            <text:p>361</text:p>
          </table:table-cell>
          <table:table-cell table:style-name="ce80" table:formula="of:=MIN(([.F156]*[.N156])*[.M156]*[.O156];[.K156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7]/[.F157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57]/2.5)*0.7457" office:value-type="float" office:value="462.334" calcext:value-type="float">
            <text:p>462</text:p>
          </table:table-cell>
          <table:table-cell table:style-name="ce80" table:formula="of:=MIN(([.F157]*[.N157])*[.M157]*[.O157];[.K157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7" table:formula="of:=[.G158]/[.F158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58]/2.5)*0.7457" office:value-type="float" office:value="706.9236" calcext:value-type="float">
            <text:p>707</text:p>
          </table:table-cell>
          <table:table-cell table:style-name="ce80" table:formula="of:=MIN(([.F158]*[.N158])*[.M158]*[.O158];[.K158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7" table:formula="of:=[.G159]/[.F159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2.8" calcext:value-type="float">
            <text:p>82.8</text:p>
          </table:table-cell>
          <table:table-cell table:style-name="ce71" table:formula="of:=([.G159]/2.5)*0.7457" office:value-type="float" office:value="608.4912" calcext:value-type="float">
            <text:p>608</text:p>
          </table:table-cell>
          <table:table-cell table:style-name="ce80" table:formula="of:=MIN(([.F159]*[.N159])*[.M159]*[.O159];[.K159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7" table:formula="of:=[.G160]/[.F160]" office:value-type="float" office:value="51.8661971830986" calcext:value-type="float">
            <text:p>51.87</text:p>
          </table:table-cell>
          <table:table-cell table:style-name="ce8" office:value-type="float" office:value="220" calcext:value-type="float">
            <text:p>220</text:p>
          </table:table-cell>
          <table:table-cell table:style-name="ce59" office:value-type="float" office:value="97" calcext:value-type="float">
            <text:p>97</text:p>
          </table:table-cell>
          <table:table-cell table:style-name="ce72" table:formula="of:=([.G160]/2.5)*0.7457" office:value-type="float" office:value="439.36644" calcext:value-type="float">
            <text:p>439</text:p>
          </table:table-cell>
          <table:table-cell table:style-name="ce80" table:formula="of:=MIN(([.F160]*[.N160])*[.M160]*[.O160];[.K160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7" table:formula="of:=[.G161]/[.F161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61]/2.5)*0.7457" office:value-type="float" office:value="596.56" calcext:value-type="float">
            <text:p>597</text:p>
          </table:table-cell>
          <table:table-cell table:style-name="ce80" table:formula="of:=MIN(([.F161]*[.N161])*[.M161]*[.O161];[.K161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2.5" calcext:value-type="float">
            <text:p>62.5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7" table:formula="of:=[.G162]/[.F162]" office:value-type="float" office:value="79.392" calcext:value-type="float">
            <text:p>79.39</text:p>
          </table:table-cell>
          <table:table-cell table:style-name="ce8" office:value-type="float" office:value="185" calcext:value-type="float">
            <text:p>185</text:p>
          </table:table-cell>
          <table:table-cell table:style-name="ce59" office:value-type="float" office:value="109" calcext:value-type="float">
            <text:p>109</text:p>
          </table:table-cell>
          <table:table-cell table:style-name="ce72" table:formula="of:=([.G162]/2.5)*0.7457" office:value-type="float" office:value="592.026144" calcext:value-type="float">
            <text:p>592</text:p>
          </table:table-cell>
          <table:table-cell table:style-name="ce80" table:formula="of:=MIN(([.F162]*[.N162])*[.M162]*[.O162];[.K162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7" table:formula="of:=[.G163]/[.F163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63]/2.5)*0.7457" office:value-type="float" office:value="639.8106" calcext:value-type="float">
            <text:p>640</text:p>
          </table:table-cell>
          <table:table-cell table:style-name="ce80" table:formula="of:=MIN(([.F163]*[.N163])*[.M163]*[.O163];[.K163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7" table:formula="of:=[.G164]/[.F164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3" calcext:value-type="float">
            <text:p>83</text:p>
          </table:table-cell>
          <table:table-cell table:style-name="ce71" table:formula="of:=([.G164]/2.5)*0.7457" office:value-type="float" office:value="397.01068" calcext:value-type="float">
            <text:p>397</text:p>
          </table:table-cell>
          <table:table-cell table:style-name="ce80" table:formula="of:=MIN(([.F164]*[.N164])*[.M164]*[.O164];[.K164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7" table:formula="of:=[.G165]/[.F165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7" calcext:value-type="float">
            <text:p>67</text:p>
          </table:table-cell>
          <table:table-cell table:style-name="ce71" table:formula="of:=([.G165]/2.5)*0.7457" office:value-type="float" office:value="384.7812" calcext:value-type="float">
            <text:p>385</text:p>
          </table:table-cell>
          <table:table-cell table:style-name="ce80" table:formula="of:=MIN(([.F165]*[.N165])*[.M165]*[.O165];[.K165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7" table:formula="of:=[.G166]/[.F166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98" calcext:value-type="float">
            <text:p>98</text:p>
          </table:table-cell>
          <table:table-cell table:style-name="ce71" table:formula="of:=([.G166]/2.5)*0.7457" office:value-type="float" office:value="371.65688" calcext:value-type="float">
            <text:p>372</text:p>
          </table:table-cell>
          <table:table-cell table:style-name="ce80" table:formula="of:=MIN(([.F166]*[.N166])*[.M166]*[.O166];[.K166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7" table:formula="of:=[.G167]/[.F167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67]/2.5)*0.7457" office:value-type="float" office:value="432.506" calcext:value-type="float">
            <text:p>433</text:p>
          </table:table-cell>
          <table:table-cell table:style-name="ce80" table:formula="of:=MIN(([.F167]*[.N167])*[.M167]*[.O167];[.K167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7" table:formula="of:=[.G168]/[.F168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68]/2.5)*0.7457" office:value-type="float" office:value="387.764" calcext:value-type="float">
            <text:p>388</text:p>
          </table:table-cell>
          <table:table-cell table:style-name="ce80" table:formula="of:=MIN(([.F168]*[.N168])*[.M168]*[.O168];[.K168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7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7" table:formula="of:=[.G169]/[.F169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59" office:value-type="float" office:value="72" calcext:value-type="float">
            <text:p>72</text:p>
          </table:table-cell>
          <table:table-cell table:style-name="ce71" table:formula="of:=([.G169]/2.5)*0.7457" office:value-type="float" office:value="187.31984" calcext:value-type="float">
            <text:p>187</text:p>
          </table:table-cell>
          <table:table-cell table:style-name="ce80" table:formula="of:=MIN(([.F169]*[.N169])*[.M169]*[.O169];[.K169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TGR_K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1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7" table:formula="of:=[.G170]/[.F170]" office:value-type="float" office:value="56" calcext:value-type="float">
            <text:p>56.0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70]/2.5)*0.7457" office:value-type="float" office:value="334.0736" calcext:value-type="float">
            <text:p>334</text:p>
          </table:table-cell>
          <table:table-cell table:style-name="ce80" table:formula="of:=MIN(([.F170]*[.N170])*[.M170]*[.O170];[.K170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7" table:formula="of:=[.G171]/[.F171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1" table:formula="of:=([.G171]/2.5)*0.7457" office:value-type="float" office:value="755.54324" calcext:value-type="float">
            <text:p>756</text:p>
          </table:table-cell>
          <table:table-cell table:style-name="ce80" table:formula="of:=MIN(([.F171]*[.N171])*[.M171]*[.O171];[.K171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07" office:value-type="string" calcext:value-type="string">
            <text:p>http://www.lner.info/locos/C/c1.php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2" calcext:value-type="float">
            <text:p>1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72]/[.F172]" office:value-type="float" office:value="58.8095238095238" calcext:value-type="float">
            <text:p>58.81</text:p>
          </table:table-cell>
          <table:table-cell table:style-name="ce11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72]/2.5)*0.7457" office:value-type="float" office:value="368.3758" calcext:value-type="float">
            <text:p>368</text:p>
          </table:table-cell>
          <table:table-cell table:style-name="ce80" table:formula="of:=MIN(([.F172]*[.N172])*[.M172]*[.O172];[.K172])" office:value-type="float" office:value="277.30330570623" calcext:value-type="float">
            <text:p>2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7" table:formula="of:=[.G173]/[.F173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73]/2.5)*0.7457" office:value-type="float" office:value="548.8352" calcext:value-type="float">
            <text:p>549</text:p>
          </table:table-cell>
          <table:table-cell table:style-name="ce80" table:formula="of:=MIN(([.F173]*[.N173])*[.M173]*[.O173];[.K173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7" table:formula="of:=[.G174]/[.F174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92" calcext:value-type="float">
            <text:p>92</text:p>
          </table:table-cell>
          <table:table-cell table:style-name="ce71" table:formula="of:=([.G174]/2.5)*0.7457" office:value-type="float" office:value="459.3512" calcext:value-type="float">
            <text:p>459</text:p>
          </table:table-cell>
          <table:table-cell table:style-name="ce80" table:formula="of:=MIN(([.F174]*[.N174])*[.M174]*[.O174];[.K174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42" office:value-type="float" office:value="11.2" calcext:value-type="float">
            <text:p>11.2</text:p>
          </table:table-cell>
          <table:table-cell table:style-name="ce42" office:value-type="float" office:value="713" calcext:value-type="float">
            <text:p>713</text:p>
          </table:table-cell>
          <table:table-cell table:style-name="ce47" table:formula="of:=[.G175]/[.F175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41" calcext:value-type="float">
            <text:p>41</text:p>
          </table:table-cell>
          <table:table-cell table:style-name="ce71" table:formula="of:=([.G175]/2.5)*0.7457" office:value-type="float" office:value="212.67364" calcext:value-type="float">
            <text:p>213</text:p>
          </table:table-cell>
          <table:table-cell table:style-name="ce80" table:formula="of:=MIN(([.F175]*[.N175])*[.M175]*[.O175];[.K175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7" office:value-type="string" calcext:value-type="string">
            <text:p>http://www.festipedia.org.uk/wiki/Earl_Of_Merioneth_II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5.44" calcext:value-type="float">
            <text:p>5.44</text:p>
          </table:table-cell>
          <table:table-cell table:style-name="ce31" table:formula="of:=[.G164]/2" office:value-type="float" office:value="665.5" calcext:value-type="float">
            <text:p>665.5</text:p>
          </table:table-cell>
          <table:table-cell table:style-name="ce47" table:formula="of:=[.G176]/[.F17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20" calcext:value-type="float">
            <text:p>20</text:p>
          </table:table-cell>
          <table:table-cell table:style-name="ce71" table:formula="of:=([.G176]/2.5)*0.7457" office:value-type="float" office:value="198.50534" calcext:value-type="float">
            <text:p>199</text:p>
          </table:table-cell>
          <table:table-cell table:style-name="ce80" table:formula="of:=MIN(([.F176]*[.N176])*[.M176]*[.O176];[.K176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0" calcext:value-type="float">
            <text:p>50</text:p>
          </table:table-cell>
          <table:table-cell table:style-name="ce107" office:value-type="string" calcext:value-type="string">
            <text:p>http://www.festipedia.org.uk/wiki/Taliesin_III 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86" calcext:value-type="float">
            <text:p>1586</text:p>
          </table:table-cell>
          <table:table-cell table:style-name="ce47" table:formula="of:=[.G177]/[.F177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177]/2.5)*0.7457" office:value-type="float" office:value="473.07208" calcext:value-type="float">
            <text:p>473</text:p>
          </table:table-cell>
          <table:table-cell table:style-name="ce80" table:formula="of:=MIN(([.F177]*[.N177])*[.M177]*[.O177];[.K177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57" calcext:value-type="float">
            <text:p>357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3.9" calcext:value-type="float">
            <text:p>23.9</text:p>
          </table:table-cell>
          <table:table-cell table:style-name="ce43" office:value-type="float" office:value="1333.5" calcext:value-type="float">
            <text:p>1333.5</text:p>
          </table:table-cell>
          <table:table-cell table:style-name="ce47" table:formula="of:=[.G178]/[.F178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2" calcext:value-type="float">
            <text:p>102</text:p>
          </table:table-cell>
          <table:table-cell table:style-name="ce71" table:formula="of:=([.G178]/2.5)*0.7457" office:value-type="float" office:value="397.75638" calcext:value-type="float">
            <text:p>398</text:p>
          </table:table-cell>
          <table:table-cell table:style-name="ce80" table:formula="of:=MIN(([.F178]*[.N178])*[.M178]*[.O178];[.K178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7" office:value-type="string" calcext:value-type="string">
            <text:p>http://www.lnwrs.org.uk/PassLocos/PassLoco.php?loco=15a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50" calcext:value-type="float">
            <text:p>2050</text:p>
          </table:table-cell>
          <table:table-cell table:style-name="ce47" table:formula="of:=[.G179]/[.F179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2" calcext:value-type="float">
            <text:p>92</text:p>
          </table:table-cell>
          <table:table-cell table:style-name="ce71" table:formula="of:=([.G179]/2.5)*0.7457" office:value-type="float" office:value="611.474" calcext:value-type="float">
            <text:p>611</text:p>
          </table:table-cell>
          <table:table-cell table:style-name="ce80" table:formula="of:=MIN(([.F179]*[.N179])*[.M179]*[.O179];[.K179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60" calcext:value-type="float">
            <text:p>46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75" calcext:value-type="float">
            <text:p>1575</text:p>
          </table:table-cell>
          <table:table-cell table:style-name="ce47" table:formula="of:=[.G180]/[.F180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97" calcext:value-type="float">
            <text:p>97</text:p>
          </table:table-cell>
          <table:table-cell table:style-name="ce71" table:formula="of:=([.G180]/2.5)*0.7457" office:value-type="float" office:value="469.791" calcext:value-type="float">
            <text:p>470</text:p>
          </table:table-cell>
          <table:table-cell table:style-name="ce80" table:formula="of:=MIN(([.F180]*[.N180])*[.M180]*[.O180];[.K180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00" calcext:value-type="float">
            <text:p>30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29" calcext:value-type="float">
            <text:p>1129</text:p>
          </table:table-cell>
          <table:table-cell table:style-name="ce47" table:formula="of:=[.G181]/[.F181]" office:value-type="float" office:value="59.4210526315789" calcext:value-type="float">
            <text:p>59.42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72" calcext:value-type="float">
            <text:p>72</text:p>
          </table:table-cell>
          <table:table-cell table:style-name="ce72" table:formula="of:=([.G181]/2.5)*0.7457" office:value-type="float" office:value="336.75812" calcext:value-type="float">
            <text:p>337</text:p>
          </table:table-cell>
          <table:table-cell table:style-name="ce80" table:formula="of:=MIN(([.F181]*[.N181])*[.M181]*[.O181];[.K181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2" calcext:value-type="float">
            <text:p>192</text:p>
          </table:table-cell>
          <table:table-cell table:style-name="ce107" office:value-type="string" calcext:value-type="string">
            <text:p>http://www.lner.info/locos/D/d1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89" calcext:value-type="float">
            <text:p>489</text:p>
          </table:table-cell>
          <table:table-cell table:style-name="ce47" table:formula="of:=[.G182]/[.F182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182]/2.5)*0.7457" office:value-type="float" office:value="145.85892" calcext:value-type="float">
            <text:p>146</text:p>
          </table:table-cell>
          <table:table-cell table:style-name="ce80" table:formula="of:=MIN(([.F182]*[.N182])*[.M182]*[.O182];[.K182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60" calcext:value-type="float">
            <text:p>1160</text:p>
          </table:table-cell>
          <table:table-cell table:style-name="ce47" table:formula="of:=[.G183]/[.F183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9" calcext:value-type="float">
            <text:p>109</text:p>
          </table:table-cell>
          <table:table-cell table:style-name="ce71" table:formula="of:=([.G183]/2.5)*0.7457" office:value-type="float" office:value="346.0048" calcext:value-type="float">
            <text:p>346</text:p>
          </table:table-cell>
          <table:table-cell table:style-name="ce80" table:formula="of:=MIN(([.F183]*[.N183])*[.M183]*[.O183];[.K183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5" calcext:value-type="float">
            <text:p>25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2200" calcext:value-type="float">
            <text:p>2200</text:p>
          </table:table-cell>
          <table:table-cell table:style-name="ce47" table:formula="of:=[.G184]/[.F184]" office:value-type="float" office:value="69.8412698412698" calcext:value-type="float">
            <text:p>69.8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2" calcext:value-type="float">
            <text:p>112</text:p>
          </table:table-cell>
          <table:table-cell table:style-name="ce72" table:formula="of:=([.G184]/2.5)*0.7457" office:value-type="float" office:value="656.216" calcext:value-type="float">
            <text:p>656</text:p>
          </table:table-cell>
          <table:table-cell table:style-name="ce80" table:formula="of:=MIN(([.F184]*[.N184])*[.M184]*[.O184];[.K184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Ahrons p. 334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70" calcext:value-type="float">
            <text:p>1770</text:p>
          </table:table-cell>
          <table:table-cell table:style-name="ce47" table:formula="of:=[.G185]/[.F185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114" calcext:value-type="float">
            <text:p>114</text:p>
          </table:table-cell>
          <table:table-cell table:style-name="ce71" table:formula="of:=([.G185]/2.5)*0.7457" office:value-type="float" office:value="527.9556" calcext:value-type="float">
            <text:p>528</text:p>
          </table:table-cell>
          <table:table-cell table:style-name="ce80" table:formula="of:=MIN(([.F185]*[.N185])*[.M185]*[.O185];[.K185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0" calcext:value-type="float">
            <text:p>38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15" calcext:value-type="float">
            <text:p>1315</text:p>
          </table:table-cell>
          <table:table-cell table:style-name="ce47" table:formula="of:=[.G186]/[.F186]" office:value-type="float" office:value="52.6" calcext:value-type="float">
            <text:p>52.6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4" calcext:value-type="float">
            <text:p>84</text:p>
          </table:table-cell>
          <table:table-cell table:style-name="ce72" table:formula="of:=([.G186]/2.5)*0.7457" office:value-type="float" office:value="392.2382" calcext:value-type="float">
            <text:p>392</text:p>
          </table:table-cell>
          <table:table-cell table:style-name="ce80" table:formula="of:=MIN(([.F186]*[.N186])*[.M186]*[.O186];[.K186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20" calcext:value-type="float">
            <text:p>32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65" calcext:value-type="float">
            <text:p>1065</text:p>
          </table:table-cell>
          <table:table-cell table:style-name="ce47" table:formula="of:=[.G187]/[.F187]" office:value-type="float" office:value="44.375" calcext:value-type="float">
            <text:p>44.38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87]/2.5)*0.7457" office:value-type="float" office:value="317.6682" calcext:value-type="float">
            <text:p>318</text:p>
          </table:table-cell>
          <table:table-cell table:style-name="ce80" table:formula="of:=MIN(([.F187]*[.N187])*[.M187]*[.O187];[.K187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25" calcext:value-type="float">
            <text:p>1725</text:p>
          </table:table-cell>
          <table:table-cell table:style-name="ce47" table:formula="of:=[.G188]/[.F188]" office:value-type="float" office:value="63.8888888888889" calcext:value-type="float">
            <text:p>63.89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99" calcext:value-type="float">
            <text:p>99</text:p>
          </table:table-cell>
          <table:table-cell table:style-name="ce72" table:formula="of:=([.G188]/2.5)*0.7457" office:value-type="float" office:value="514.533" calcext:value-type="float">
            <text:p>515</text:p>
          </table:table-cell>
          <table:table-cell table:style-name="ce80" table:formula="of:=MIN(([.F188]*[.N188])*[.M188]*[.O188];[.K188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5" calcext:value-type="float">
            <text:p>1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189]/[.F189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189]/2.5)*0.7457" office:value-type="float" office:value="385.97432" calcext:value-type="float">
            <text:p>386</text:p>
          </table:table-cell>
          <table:table-cell table:style-name="ce80" table:formula="of:=MIN(([.F189]*[.N189])*[.M189]*[.O189];[.K189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2" calcext:value-type="float">
            <text:p>1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815" calcext:value-type="float">
            <text:p>1815</text:p>
          </table:table-cell>
          <table:table-cell table:style-name="ce47" table:formula="of:=[.G190]/[.F190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20" calcext:value-type="float">
            <text:p>120</text:p>
          </table:table-cell>
          <table:table-cell table:style-name="ce71" table:formula="of:=([.G190]/2.5)*0.7457" office:value-type="float" office:value="541.3782" calcext:value-type="float">
            <text:p>541</text:p>
          </table:table-cell>
          <table:table-cell table:style-name="ce80" table:formula="of:=MIN(([.F190]*[.N190])*[.M190]*[.O190];[.K190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15" calcext:value-type="float">
            <text:p>415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8.4" calcext:value-type="float">
            <text:p>28.4</text:p>
          </table:table-cell>
          <table:table-cell table:style-name="ce43" office:value-type="float" office:value="1321" calcext:value-type="float">
            <text:p>1321</text:p>
          </table:table-cell>
          <table:table-cell table:style-name="ce47" table:formula="of:=[.G191]/[.F191]" office:value-type="float" office:value="46.5140845070423" calcext:value-type="float">
            <text:p>46.51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191]/2.5)*0.7457" office:value-type="float" office:value="394.02788" calcext:value-type="float">
            <text:p>394</text:p>
          </table:table-cell>
          <table:table-cell table:style-name="ce80" table:formula="of:=MIN(([.F191]*[.N191])*[.M191]*[.O191];[.K191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Y</text:p>
          </table:table-cell>
          <table:table-cell table:style-name="ce21" office:value-type="float" office:value="360" calcext:value-type="float">
            <text:p>360</text:p>
          </table:table-cell>
          <table:table-cell table:style-name="ce107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92" calcext:value-type="float">
            <text:p>9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00" calcext:value-type="float">
            <text:p>1100</text:p>
          </table:table-cell>
          <table:table-cell table:style-name="ce47" table:formula="of:=[.G192]/[.F192]" office:value-type="float" office:value="64.7058823529412" calcext:value-type="float">
            <text:p>64.71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5" calcext:value-type="float">
            <text:p>95</text:p>
          </table:table-cell>
          <table:table-cell table:style-name="ce72" table:formula="of:=([.G192]/2.5)*0.7457" office:value-type="float" office:value="328.108" calcext:value-type="float">
            <text:p>328</text:p>
          </table:table-cell>
          <table:table-cell table:style-name="ce80" table:formula="of:=MIN(([.F192]*[.N192])*[.M192]*[.O192];[.K192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87" calcext:value-type="float">
            <text:p>1687</text:p>
          </table:table-cell>
          <table:table-cell table:style-name="ce47" table:formula="of:=[.G193]/[.F193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08" calcext:value-type="float">
            <text:p>108</text:p>
          </table:table-cell>
          <table:table-cell table:style-name="ce71" table:formula="of:=([.G193]/2.5)*0.7457" office:value-type="float" office:value="503.19836" calcext:value-type="float">
            <text:p>503</text:p>
          </table:table-cell>
          <table:table-cell table:style-name="ce80" table:formula="of:=MIN(([.F193]*[.N193])*[.M193]*[.O193];[.K193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3" calcext:value-type="float">
            <text:p>383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25" calcext:value-type="float">
            <text:p>1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5" calcext:value-type="float">
            <text:p>1885</text:p>
          </table:table-cell>
          <table:table-cell table:style-name="ce47" table:formula="of:=[.G194]/[.F194]" office:value-type="float" office:value="62.8333333333333" calcext:value-type="float">
            <text:p>62.8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7" calcext:value-type="float">
            <text:p>117</text:p>
          </table:table-cell>
          <table:table-cell table:style-name="ce72" table:formula="of:=([.G194]/2.5)*0.7457" office:value-type="float" office:value="562.2578" calcext:value-type="float">
            <text:p>562</text:p>
          </table:table-cell>
          <table:table-cell table:style-name="ce80" table:formula="of:=MIN(([.F194]*[.N194])*[.M194]*[.O194];[.K194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195]/[.F195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95]/2.5)*0.7457" office:value-type="float" office:value="344.5134" calcext:value-type="float">
            <text:p>345</text:p>
          </table:table-cell>
          <table:table-cell table:style-name="ce80" table:formula="of:=MIN(([.F195]*[.N195])*[.M195]*[.O195];[.K195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196]/[.F196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1" calcext:value-type="float">
            <text:p>91</text:p>
          </table:table-cell>
          <table:table-cell table:style-name="ce71" table:formula="of:=([.G196]/2.5)*0.7457" office:value-type="float" office:value="351.9704" calcext:value-type="float">
            <text:p>352</text:p>
          </table:table-cell>
          <table:table-cell table:style-name="ce80" table:formula="of:=MIN(([.F196]*[.N196])*[.M196]*[.O196];[.K196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7" calcext:value-type="float">
            <text:p>197</text:p>
          </table:table-cell>
          <table:table-cell table:style-name="ce107" office:value-type="string" calcext:value-type="string">
            <text:p>http://en.wikipedia.org/wiki/Metropolitan_Railway_G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6" calcext:value-type="float">
            <text:p>1916</text:p>
          </table:table-cell>
          <table:table-cell table:style-name="ce8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85" calcext:value-type="float">
            <text:p>1285</text:p>
          </table:table-cell>
          <table:table-cell table:style-name="ce47" table:formula="of:=[.G197]/[.F197]" office:value-type="float" office:value="47.5925925925926" calcext:value-type="float">
            <text:p>47.59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9" calcext:value-type="float">
            <text:p>89</text:p>
          </table:table-cell>
          <table:table-cell table:style-name="ce72" table:formula="of:=([.G197]/2.5)*0.7457" office:value-type="float" office:value="383.2898" calcext:value-type="float">
            <text:p>383</text:p>
          </table:table-cell>
          <table:table-cell table:style-name="ce80" table:formula="of:=MIN(([.F197]*[.N197])*[.M197]*[.O197];[.K197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198]/[.F198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198]/2.5)*0.7457" office:value-type="float" office:value="454.877" calcext:value-type="float">
            <text:p>455</text:p>
          </table:table-cell>
          <table:table-cell table:style-name="ce80" table:formula="of:=MIN(([.F198]*[.N198])*[.M198]*[.O198];[.K198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0" calcext:value-type="float">
            <text:p>1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199]/[.F199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6" calcext:value-type="float">
            <text:p>116</text:p>
          </table:table-cell>
          <table:table-cell table:style-name="ce72" table:formula="of:=([.G199]/2.5)*0.7457" office:value-type="float" office:value="454.877" calcext:value-type="float">
            <text:p>455</text:p>
          </table:table-cell>
          <table:table-cell table:style-name="ce80" table:formula="of:=MIN(([.F199]*[.N199])*[.M199]*[.O199];[.K199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0]/[.F200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200]/2.5)*0.7457" office:value-type="float" office:value="560.7664" calcext:value-type="float">
            <text:p>561</text:p>
          </table:table-cell>
          <table:table-cell table:style-name="ce80" table:formula="of:=MIN(([.F200]*[.N200])*[.M200]*[.O200];[.K200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9" calcext:value-type="float">
            <text:p>1919</text:p>
          </table:table-cell>
          <table:table-cell table:style-name="ce8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0.25" calcext:value-type="float">
            <text:p>20.25</text:p>
          </table:table-cell>
          <table:table-cell table:style-name="ce43" office:value-type="float" office:value="860" calcext:value-type="float">
            <text:p>860</text:p>
          </table:table-cell>
          <table:table-cell table:style-name="ce47" table:formula="of:=[.G201]/[.F201]" office:value-type="float" office:value="42.4691358024691" calcext:value-type="float">
            <text:p>42.4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5" calcext:value-type="float">
            <text:p>105</text:p>
          </table:table-cell>
          <table:table-cell table:style-name="ce72" table:formula="of:=([.G201]/2.5)*0.7457" office:value-type="float" office:value="256.5208" calcext:value-type="float">
            <text:p>257</text:p>
          </table:table-cell>
          <table:table-cell table:style-name="ce80" table:formula="of:=MIN(([.F201]*[.N201])*[.M201]*[.O201];[.K201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82" calcext:value-type="float">
            <text:p>182</text:p>
          </table:table-cell>
          <table:table-cell table:style-name="ce107" office:value-type="string" calcext:value-type="string">
            <text:p>https://en.wikipedia.org/wiki/LSWR_700_class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202]/[.F202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5" calcext:value-type="float">
            <text:p>85</text:p>
          </table:table-cell>
          <table:table-cell table:style-name="ce72" table:formula="of:=([.G202]/2.5)*0.7457" office:value-type="float" office:value="344.5134" calcext:value-type="float">
            <text:p>345</text:p>
          </table:table-cell>
          <table:table-cell table:style-name="ce80" table:formula="of:=MIN(([.F202]*[.N202])*[.M202]*[.O202];[.K202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1.1" calcext:value-type="float">
            <text:p>21.1</text:p>
          </table:table-cell>
          <table:table-cell table:style-name="ce43" office:value-type="float" office:value="1167.25" calcext:value-type="float">
            <text:p>1167.25</text:p>
          </table:table-cell>
          <table:table-cell table:style-name="ce47" table:formula="of:=[.G203]/[.F203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8" calcext:value-type="float">
            <text:p>88</text:p>
          </table:table-cell>
          <table:table-cell table:style-name="ce71" table:formula="of:=([.G203]/2.5)*0.7457" office:value-type="float" office:value="348.16733" calcext:value-type="float">
            <text:p>348</text:p>
          </table:table-cell>
          <table:table-cell table:style-name="ce80" table:formula="of:=MIN(([.F203]*[.N203])*[.M203]*[.O203];[.K203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2.75" calcext:value-type="float">
            <text:p>252.7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204]/[.F204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2" calcext:value-type="float">
            <text:p>82</text:p>
          </table:table-cell>
          <table:table-cell table:style-name="ce71" table:formula="of:=([.G204]/2.5)*0.7457" office:value-type="float" office:value="351.9704" calcext:value-type="float">
            <text:p>352</text:p>
          </table:table-cell>
          <table:table-cell table:style-name="ce80" table:formula="of:=MIN(([.F204]*[.N204])*[.M204]*[.O204];[.K204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64" calcext:value-type="float">
            <text:p>164</text:p>
          </table:table-cell>
          <table:table-cell table:style-name="ce107" office:value-type="string" calcext:value-type="string">
            <text:p>http://en.wikipedia.org/wiki/Metropolitan_Railway_H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5]/[.F205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25" calcext:value-type="float">
            <text:p>125</text:p>
          </table:table-cell>
          <table:table-cell table:style-name="ce72" table:formula="of:=([.G205]/2.5)*0.7457" office:value-type="float" office:value="560.7664" calcext:value-type="float">
            <text:p>561</text:p>
          </table:table-cell>
          <table:table-cell table:style-name="ce80" table:formula="of:=MIN(([.F205]*[.N205])*[.M205]*[.O205];[.K205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8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1440" calcext:value-type="float">
            <text:p>1440</text:p>
          </table:table-cell>
          <table:table-cell table:style-name="ce47" table:formula="of:=[.G206]/[.F206]" office:value-type="float" office:value="45.7142857142857" calcext:value-type="float">
            <text:p>45.71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206]/2.5)*0.7457" office:value-type="float" office:value="429.5232" calcext:value-type="float">
            <text:p>430</text:p>
          </table:table-cell>
          <table:table-cell table:style-name="ce80" table:formula="of:=MIN(([.F206]*[.N206])*[.M206]*[.O206];[.K206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0" calcext:value-type="float">
            <text:p>27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930" calcext:value-type="float">
            <text:p>2930</text:p>
          </table:table-cell>
          <table:table-cell table:style-name="ce47" table:formula="of:=[.G207]/[.F207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33" calcext:value-type="float">
            <text:p>133</text:p>
          </table:table-cell>
          <table:table-cell table:style-name="ce71" table:formula="of:=([.G207]/2.5)*0.7457" office:value-type="float" office:value="873.9604" calcext:value-type="float">
            <text:p>874</text:p>
          </table:table-cell>
          <table:table-cell table:style-name="ce80" table:formula="of:=MIN(([.F207]*[.N207])*[.M207]*[.O207];[.K207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25" calcext:value-type="float">
            <text:p>52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8]/[.F208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08]/2.5)*0.7457" office:value-type="float" office:value="560.7664" calcext:value-type="float">
            <text:p>561</text:p>
          </table:table-cell>
          <table:table-cell table:style-name="ce80" table:formula="of:=MIN(([.F208]*[.N208])*[.M208]*[.O208];[.K208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209]/[.F209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7" calcext:value-type="float">
            <text:p>87</text:p>
          </table:table-cell>
          <table:table-cell table:style-name="ce71" table:formula="of:=([.G209]/2.5)*0.7457" office:value-type="float" office:value="385.97432" calcext:value-type="float">
            <text:p>386</text:p>
          </table:table-cell>
          <table:table-cell table:style-name="ce80" table:formula="of:=MIN(([.F209]*[.N209])*[.M209]*[.O209];[.K209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7" calcext:value-type="float">
            <text:p>10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10]/[.F210]" office:value-type="float" office:value="61" calcext:value-type="float">
            <text:p>61.00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123" calcext:value-type="float">
            <text:p>123</text:p>
          </table:table-cell>
          <table:table-cell table:style-name="ce72" table:formula="of:=([.G210]/2.5)*0.7457" office:value-type="float" office:value="454.877" calcext:value-type="float">
            <text:p>455</text:p>
          </table:table-cell>
          <table:table-cell table:style-name="ce80" table:formula="of:=MIN(([.F210]*[.N210])*[.M210]*[.O210];[.K210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00" calcext:value-type="float">
            <text:p>200</text:p>
          </table:table-cell>
          <table:table-cell table:style-name="ce107"/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8" calcext:value-type="float">
            <text:p>148</text:p>
          </table:table-cell>
          <table:table-cell table:style-name="ce43" office:value-type="float" office:value="21.6" calcext:value-type="float">
            <text:p>21.6</text:p>
          </table:table-cell>
          <table:table-cell table:style-name="ce43" office:value-type="float" office:value="1035.2" calcext:value-type="float">
            <text:p>1035.2</text:p>
          </table:table-cell>
          <table:table-cell table:style-name="ce47" table:formula="of:=[.G211]/[.F211]" office:value-type="float" office:value="47.9259259259259" calcext:value-type="float">
            <text:p>47.9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2" table:formula="of:=([.G211]/2.5)*0.7457" office:value-type="float" office:value="308.779456" calcext:value-type="float">
            <text:p>309</text:p>
          </table:table-cell>
          <table:table-cell table:style-name="ce80" table:formula="of:=MIN(([.F211]*[.N211])*[.M211]*[.O211];[.K211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2.5" calcext:value-type="float">
            <text:p>302.5</text:p>
          </table:table-cell>
          <table:table-cell table:style-name="ce107" office:value-type="string" calcext:value-type="string">
            <text:p>http://www.lner.info/locos/D/d14d15d16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020" calcext:value-type="float">
            <text:p>2020</text:p>
          </table:table-cell>
          <table:table-cell table:style-name="ce46" table:formula="of:=[.G212]/[.F212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68" office:value-type="float" office:value="141" calcext:value-type="float">
            <text:p>141</text:p>
          </table:table-cell>
          <table:table-cell table:style-name="ce70" table:formula="of:=([.G212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90" table:formula="of:=([.L212]/[.M212])/([.F212]*[.N212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5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1" calcext:value-type="float">
            <text:p>141</text:p>
          </table:table-cell>
          <table:table-cell table:style-name="ce43" office:value-type="float" office:value="28.5" calcext:value-type="float">
            <text:p>28.5</text:p>
          </table:table-cell>
          <table:table-cell table:style-name="ce43" table:formula="of:=147+1170" office:value-type="float" office:value="1317" calcext:value-type="float">
            <text:p>1317</text:p>
          </table:table-cell>
          <table:table-cell table:style-name="ce47" table:formula="of:=[.G213]/[.F213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1" calcext:value-type="float">
            <text:p>101</text:p>
          </table:table-cell>
          <table:table-cell table:style-name="ce71" table:formula="of:=([.G213]/2.5)*0.7457" office:value-type="float" office:value="392.83476" calcext:value-type="float">
            <text:p>393</text:p>
          </table:table-cell>
          <table:table-cell table:style-name="ce80" table:formula="of:=MIN(([.F213]*[.N213])*[.M213]*[.O213];[.K213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7" office:value-type="string" calcext:value-type="string">
            <text:p>Y</text:p>
          </table:table-cell>
          <table:table-cell table:style-name="ce21" office:value-type="float" office:value="272" calcext:value-type="float">
            <text:p>272</text:p>
          </table:table-cell>
          <table:table-cell table:style-name="ce107" office:value-type="string" calcext:value-type="string">
            <text:p>http://en.wikipedia.org/wiki/LMS_Compound_4-4-0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67" calcext:value-type="float">
            <text:p>967</text:p>
          </table:table-cell>
          <table:table-cell table:style-name="ce47" table:formula="of:=[.G214]/[.F214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3" calcext:value-type="float">
            <text:p>93</text:p>
          </table:table-cell>
          <table:table-cell table:style-name="ce71" table:formula="of:=([.G214]/2.5)*0.7457" office:value-type="float" office:value="288.43676" calcext:value-type="float">
            <text:p>288</text:p>
          </table:table-cell>
          <table:table-cell table:style-name="ce80" table:formula="of:=MIN(([.F214]*[.N214])*[.M214]*[.O214];[.K214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Fowler_Class_3F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20" calcext:value-type="float">
            <text:p>1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05" calcext:value-type="float">
            <text:p>1505</text:p>
          </table:table-cell>
          <table:table-cell table:style-name="ce47" table:formula="of:=[.G215]/[.F215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215]/2.5)*0.7457" office:value-type="float" office:value="448.9114" calcext:value-type="float">
            <text:p>449</text:p>
          </table:table-cell>
          <table:table-cell table:style-name="ce80" table:formula="of:=MIN(([.F215]*[.N215])*[.M215]*[.O215];[.K215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90" calcext:value-type="float">
            <text:p>1990</text:p>
          </table:table-cell>
          <table:table-cell table:style-name="ce47" table:formula="of:=[.G216]/[.F216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9" calcext:value-type="float">
            <text:p>149</text:p>
          </table:table-cell>
          <table:table-cell table:style-name="ce71" table:formula="of:=([.G216]/2.5)*0.7457" office:value-type="float" office:value="593.5772" calcext:value-type="float">
            <text:p>594</text:p>
          </table:table-cell>
          <table:table-cell table:style-name="ce80" table:formula="of:=MIN(([.F216]*[.N216])*[.M216]*[.O216];[.K216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75" calcext:value-type="float">
            <text:p>37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27" office:value-type="float" office:value="60" calcext:value-type="float">
            <text:p>60</text:p>
          </table:table-cell>
          <table:table-cell table:style-name="ce43" office:value-type="float" office:value="19.5" calcext:value-type="float">
            <text:p>19.5</text:p>
          </table:table-cell>
          <table:table-cell table:style-name="ce43" office:value-type="float" office:value="921.1" calcext:value-type="float">
            <text:p>921.1</text:p>
          </table:table-cell>
          <table:table-cell table:style-name="ce47" table:formula="of:=[.G217]/[.F217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217]/2.5)*0.7457" office:value-type="float" office:value="274.745708" calcext:value-type="float">
            <text:p>275</text:p>
          </table:table-cell>
          <table:table-cell table:style-name="ce80" table:formula="of:=MIN(([.F217]*[.N217])*[.M217]*[.O217];[.K217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49" calcext:value-type="float">
            <text:p>149</text:p>
          </table:table-cell>
          <table:table-cell table:style-name="ce107" office:value-type="string" calcext:value-type="string">
            <text:p>http://en.wikipedia.org/wiki/South_African_Class_NG_G16_2-6-2%2B2-6-2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00" calcext:value-type="float">
            <text:p>2200</text:p>
          </table:table-cell>
          <table:table-cell table:style-name="ce46" table:formula="of:=[.G218]/[.F218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68" office:value-type="float" office:value="177" calcext:value-type="float">
            <text:p>177</text:p>
          </table:table-cell>
          <table:table-cell table:style-name="ce70" table:formula="of:=([.G218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90" table:formula="of:=([.L218]/[.M218])/([.F218]*[.N218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95" office:value-type="float" office:value="290" calcext:value-type="float">
            <text:p>29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65" calcext:value-type="float">
            <text:p>1265</text:p>
          </table:table-cell>
          <table:table-cell table:style-name="ce47" table:formula="of:=[.G219]/[.F219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19]/2.5)*0.7457" office:value-type="float" office:value="377.3242" calcext:value-type="float">
            <text:p>377</text:p>
          </table:table-cell>
          <table:table-cell table:style-name="ce80" table:formula="of:=MIN(([.F219]*[.N219])*[.M219]*[.O219];[.K219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85" calcext:value-type="float">
            <text:p>1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27" office:value-type="float" office:value="80" calcext:value-type="float">
            <text:p>80</text:p>
          </table:table-cell>
          <table:table-cell table:style-name="ce43" office:value-type="float" office:value="44.5" calcext:value-type="float">
            <text:p>44.5</text:p>
          </table:table-cell>
          <table:table-cell table:style-name="ce43" table:formula="of:=183+1954" office:value-type="float" office:value="2137" calcext:value-type="float">
            <text:p>2137</text:p>
          </table:table-cell>
          <table:table-cell table:style-name="ce47" table:formula="of:=[.G220]/[.F220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203" calcext:value-type="float">
            <text:p>203</text:p>
          </table:table-cell>
          <table:table-cell table:style-name="ce71" table:formula="of:=([.G220]/2.5)*0.7457" office:value-type="float" office:value="637.42436" calcext:value-type="float">
            <text:p>637</text:p>
          </table:table-cell>
          <table:table-cell table:style-name="ce80" table:formula="of:=MIN(([.F220]*[.N220])*[.M220]*[.O220];[.K220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66" calcext:value-type="float">
            <text:p>466</text:p>
          </table:table-cell>
          <table:table-cell table:style-name="ce107" office:value-type="string" calcext:value-type="string">
            <text:p>http://en.wikipedia.org/wiki/LMS_Garratt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80" calcext:value-type="float">
            <text:p>2080</text:p>
          </table:table-cell>
          <table:table-cell table:style-name="ce47" table:formula="of:=[.G221]/[.F221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5" office:value-type="float" office:value="148" calcext:value-type="float">
            <text:p>148</text:p>
          </table:table-cell>
          <table:table-cell table:style-name="ce71" table:formula="of:=([.G221]/2.5)*0.7457" office:value-type="float" office:value="620.4224" calcext:value-type="float">
            <text:p>620</text:p>
          </table:table-cell>
          <table:table-cell table:style-name="ce80" table:formula="of:=MIN(([.F221]*[.N221])*[.M221]*[.O221];[.K221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00" calcext:value-type="float">
            <text:p>40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90" calcext:value-type="float">
            <text:p>2690</text:p>
          </table:table-cell>
          <table:table-cell table:style-name="ce47" table:formula="of:=[.G222]/[.F222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6" calcext:value-type="float">
            <text:p>146</text:p>
          </table:table-cell>
          <table:table-cell table:style-name="ce71" table:formula="of:=([.G222]/2.5)*0.7457" office:value-type="float" office:value="802.3732" calcext:value-type="float">
            <text:p>802</text:p>
          </table:table-cell>
          <table:table-cell table:style-name="ce80" table:formula="of:=MIN(([.F222]*[.N222])*[.M222]*[.O222];[.K222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635" calcext:value-type="float">
            <text:p>63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00" calcext:value-type="float">
            <text:p>1400</text:p>
          </table:table-cell>
          <table:table-cell table:style-name="ce47" table:formula="of:=[.G223]/[.F223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96" calcext:value-type="float">
            <text:p>96</text:p>
          </table:table-cell>
          <table:table-cell table:style-name="ce71" table:formula="of:=([.G223]/2.5)*0.7457" office:value-type="float" office:value="417.592" calcext:value-type="float">
            <text:p>418</text:p>
          </table:table-cell>
          <table:table-cell table:style-name="ce80" table:formula="of:=MIN(([.F223]*[.N223])*[.M223]*[.O223];[.K223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275" calcext:value-type="float">
            <text:p>27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6" table:formula="of:=[.G224]/[.F224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21" calcext:value-type="float">
            <text:p>121</text:p>
          </table:table-cell>
          <table:table-cell table:style-name="ce70" table:formula="of:=([.G224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24]/[.M224])/([.F224]*[.N224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7" table:formula="of:=[.G225]/[.F225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3" office:value-type="float" office:value="79" calcext:value-type="float">
            <text:p>79</text:p>
          </table:table-cell>
          <table:table-cell table:style-name="ce71" table:formula="of:=([.G225]/2.5)*0.7457" office:value-type="float" office:value="345.40824" calcext:value-type="float">
            <text:p>345</text:p>
          </table:table-cell>
          <table:table-cell table:style-name="ce80" table:formula="of:=MIN(([.F225]*[.N225])*[.M225]*[.O225];[.K225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4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26]/[.F22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26]/2.5)*0.7457" office:value-type="float" office:value="499.619" calcext:value-type="float">
            <text:p>500</text:p>
          </table:table-cell>
          <table:table-cell table:style-name="ce80" table:formula="of:=MIN(([.F226]*[.N226])*[.M226]*[.O226];[.K226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27]/[.F22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27]/2.5)*0.7457" office:value-type="float" office:value="454.877" calcext:value-type="float">
            <text:p>455</text:p>
          </table:table-cell>
          <table:table-cell table:style-name="ce80" table:formula="of:=MIN(([.F227]*[.N227])*[.M227]*[.O227];[.K227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28]/[.F22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28]/2.5)*0.7457" office:value-type="float" office:value="454.877" calcext:value-type="float">
            <text:p>455</text:p>
          </table:table-cell>
          <table:table-cell table:style-name="ce80" table:formula="of:=MIN(([.F228]*[.N228])*[.M228]*[.O228];[.K228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7" table:formula="of:=[.G229]/[.F229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29]/2.5)*0.7457" office:value-type="float" office:value="332.5822" calcext:value-type="float">
            <text:p>333</text:p>
          </table:table-cell>
          <table:table-cell table:style-name="ce80" table:formula="of:=MIN(([.F229]*[.N229])*[.M229]*[.O229];[.K229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7" table:formula="of:=[.G230]/[.F230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2" calcext:value-type="float">
            <text:p>132</text:p>
          </table:table-cell>
          <table:table-cell table:style-name="ce71" table:formula="of:=([.G230]/2.5)*0.7457" office:value-type="float" office:value="472.47552" calcext:value-type="float">
            <text:p>472</text:p>
          </table:table-cell>
          <table:table-cell table:style-name="ce80" table:formula="of:=MIN(([.F230]*[.N230])*[.M230]*[.O230];[.K230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4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29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7" table:formula="of:=[.G231]/[.F23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3" office:value-type="float" office:value="62" calcext:value-type="float">
            <text:p>62</text:p>
          </table:table-cell>
          <table:table-cell table:style-name="ce71" table:formula="of:=([.G231]/2.5)*0.7457" office:value-type="float" office:value="284.8574" calcext:value-type="float">
            <text:p>285</text:p>
          </table:table-cell>
          <table:table-cell table:style-name="ce80" table:formula="of:=MIN(([.F231]*[.N231])*[.M231]*[.O231];[.K231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7" table:formula="of:=[.G232]/[.F23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98" calcext:value-type="float">
            <text:p>98</text:p>
          </table:table-cell>
          <table:table-cell table:style-name="ce71" table:formula="of:=([.G232]/2.5)*0.7457" office:value-type="float" office:value="262.4864" calcext:value-type="float">
            <text:p>262</text:p>
          </table:table-cell>
          <table:table-cell table:style-name="ce80" table:formula="of:=MIN(([.F232]*[.N232])*[.M232]*[.O232];[.K232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7" table:formula="of:=[.G233]/[.F23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33]/2.5)*0.7457" office:value-type="float" office:value="517.5158" calcext:value-type="float">
            <text:p>518</text:p>
          </table:table-cell>
          <table:table-cell table:style-name="ce80" table:formula="of:=MIN(([.F233]*[.N233])*[.M233]*[.O233];[.K233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29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7" table:formula="of:=[.G234]/[.F23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3" office:value-type="float" office:value="112" calcext:value-type="float">
            <text:p>112</text:p>
          </table:table-cell>
          <table:table-cell table:style-name="ce71" table:formula="of:=([.G234]/2.5)*0.7457" office:value-type="float" office:value="526.4642" calcext:value-type="float">
            <text:p>526</text:p>
          </table:table-cell>
          <table:table-cell table:style-name="ce80" table:formula="of:=MIN(([.F234]*[.N234])*[.M234]*[.O234];[.K234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5]/[.F23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1" calcext:value-type="float">
            <text:p>131</text:p>
          </table:table-cell>
          <table:table-cell table:style-name="ce72" table:formula="of:=([.G235]/2.5)*0.7457" office:value-type="float" office:value="454.877" calcext:value-type="float">
            <text:p>455</text:p>
          </table:table-cell>
          <table:table-cell table:style-name="ce80" table:formula="of:=MIN(([.F235]*[.N235])*[.M235]*[.O235];[.K235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7" table:formula="of:=[.G236]/[.F236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3" office:value-type="float" office:value="76" calcext:value-type="float">
            <text:p>76</text:p>
          </table:table-cell>
          <table:table-cell table:style-name="ce71" table:formula="of:=([.G236]/2.5)*0.7457" office:value-type="float" office:value="300.06968" calcext:value-type="float">
            <text:p>300</text:p>
          </table:table-cell>
          <table:table-cell table:style-name="ce80" table:formula="of:=MIN(([.F236]*[.N236])*[.M236]*[.O236];[.K236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7" table:formula="of:=[.G237]/[.F237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79" calcext:value-type="float">
            <text:p>179</text:p>
          </table:table-cell>
          <table:table-cell table:style-name="ce71" table:formula="of:=([.G237]/2.5)*0.7457" office:value-type="float" office:value="780.0022" calcext:value-type="float">
            <text:p>780</text:p>
          </table:table-cell>
          <table:table-cell table:style-name="ce80" table:formula="of:=MIN(([.F237]*[.N237])*[.M237]*[.O237];[.K237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7" table:formula="of:=[.G238]/[.F238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17" calcext:value-type="float">
            <text:p>117</text:p>
          </table:table-cell>
          <table:table-cell table:style-name="ce71" table:formula="of:=([.G238]/2.5)*0.7457" office:value-type="float" office:value="408.6436" calcext:value-type="float">
            <text:p>409</text:p>
          </table:table-cell>
          <table:table-cell table:style-name="ce80" table:formula="of:=MIN(([.F238]*[.N238])*[.M238]*[.O238];[.K238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47" table:formula="of:=[.G239]/[.F239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3" calcext:value-type="float">
            <text:p>113</text:p>
          </table:table-cell>
          <table:table-cell table:style-name="ce71" table:formula="of:=([.G239]/2.5)*0.7457" office:value-type="float" office:value="514.533" calcext:value-type="float">
            <text:p>515</text:p>
          </table:table-cell>
          <table:table-cell table:style-name="ce80" table:formula="of:=MIN(([.F239]*[.N239])*[.M239]*[.O239];[.K239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01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0]/[.F240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68" calcext:value-type="float">
            <text:p>168</text:p>
          </table:table-cell>
          <table:table-cell table:style-name="ce71" table:formula="of:=([.G240]/2.5)*0.7457" office:value-type="float" office:value="377.3242" calcext:value-type="float">
            <text:p>377</text:p>
          </table:table-cell>
          <table:table-cell table:style-name="ce80" table:formula="of:=MIN(([.F240]*[.N240])*[.M240]*[.O240];[.K240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6" table:formula="of:=[.G241]/[.F241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200" calcext:value-type="float">
            <text:p>200</text:p>
          </table:table-cell>
          <table:table-cell table:style-name="ce70" table:formula="of:=([.G241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41]/[.M241])/([.F241]*[.N241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47" table:formula="of:=[.G242]/[.F242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9" calcext:value-type="float">
            <text:p>119</text:p>
          </table:table-cell>
          <table:table-cell table:style-name="ce71" table:formula="of:=([.G242]/2.5)*0.7457" office:value-type="float" office:value="489.1792" calcext:value-type="float">
            <text:p>489</text:p>
          </table:table-cell>
          <table:table-cell table:style-name="ce80" table:formula="of:=MIN(([.F242]*[.N242])*[.M242]*[.O242];[.K242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3]/[.F243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10" calcext:value-type="float">
            <text:p>110</text:p>
          </table:table-cell>
          <table:table-cell table:style-name="ce71" table:formula="of:=([.G243]/2.5)*0.7457" office:value-type="float" office:value="377.3242" calcext:value-type="float">
            <text:p>377</text:p>
          </table:table-cell>
          <table:table-cell table:style-name="ce80" table:formula="of:=MIN(([.F243]*[.N243])*[.M243]*[.O243];[.K243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6" table:formula="of:=[.G244]/[.F244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58" calcext:value-type="float">
            <text:p>158</text:p>
          </table:table-cell>
          <table:table-cell table:style-name="ce70" table:formula="of:=([.G244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90" table:formula="of:=([.L244]/[.M244])/([.F244]*[.N244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245]/[.F245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6" calcext:value-type="float">
            <text:p>96</text:p>
          </table:table-cell>
          <table:table-cell table:style-name="ce71" table:formula="of:=([.G245]/2.5)*0.7457" office:value-type="float" office:value="311.7026" calcext:value-type="float">
            <text:p>312</text:p>
          </table:table-cell>
          <table:table-cell table:style-name="ce80" table:formula="of:=MIN(([.F245]*[.N245])*[.M245]*[.O245];[.K245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27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47" table:formula="of:=[.G246]/[.F246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44" calcext:value-type="float">
            <text:p>144</text:p>
          </table:table-cell>
          <table:table-cell table:style-name="ce71" table:formula="of:=([.G246]/2.5)*0.7457" office:value-type="float" office:value="436.9802" calcext:value-type="float">
            <text:p>437</text:p>
          </table:table-cell>
          <table:table-cell table:style-name="ce80" table:formula="of:=MIN(([.F246]*[.N246])*[.M246]*[.O246];[.K246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6" table:formula="of:=[.G247]/[.F247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150" calcext:value-type="float">
            <text:p>150</text:p>
          </table:table-cell>
          <table:table-cell table:style-name="ce70" table:formula="of:=([.G247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47]/[.M247])/([.F247]*[.N247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47" table:formula="of:=[.G248]/[.F248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80" calcext:value-type="float">
            <text:p>180</text:p>
          </table:table-cell>
          <table:table-cell table:style-name="ce71" table:formula="of:=([.G248]/2.5)*0.7457" office:value-type="float" office:value="838.1668" calcext:value-type="float">
            <text:p>838</text:p>
          </table:table-cell>
          <table:table-cell table:style-name="ce80" table:formula="of:=MIN(([.F248]*[.N248])*[.M248]*[.O248];[.K248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49]/[.F24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49]/2.5)*0.7457" office:value-type="float" office:value="499.619" calcext:value-type="float">
            <text:p>500</text:p>
          </table:table-cell>
          <table:table-cell table:style-name="ce80" table:formula="of:=MIN(([.F249]*[.N249])*[.M249]*[.O249];[.K249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7" table:formula="of:=[.G250]/[.F25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39" calcext:value-type="float">
            <text:p>139</text:p>
          </table:table-cell>
          <table:table-cell table:style-name="ce71" table:formula="of:=([.G250]/2.5)*0.7457" office:value-type="float" office:value="441.4544" calcext:value-type="float">
            <text:p>441</text:p>
          </table:table-cell>
          <table:table-cell table:style-name="ce80" table:formula="of:=MIN(([.F250]*[.N250])*[.M250]*[.O250];[.K250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7" table:formula="of:=[.G251]/[.F25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67" calcext:value-type="float">
            <text:p>167</text:p>
          </table:table-cell>
          <table:table-cell table:style-name="ce71" table:formula="of:=([.G251]/2.5)*0.7457" office:value-type="float" office:value="730.786" calcext:value-type="float">
            <text:p>731</text:p>
          </table:table-cell>
          <table:table-cell table:style-name="ce80" table:formula="of:=MIN(([.F251]*[.N251])*[.M251]*[.O251];[.K251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7" table:formula="of:=[.G252]/[.F25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52]/2.5)*0.7457" office:value-type="float" office:value="438.4716" calcext:value-type="float">
            <text:p>438</text:p>
          </table:table-cell>
          <table:table-cell table:style-name="ce80" table:formula="of:=MIN(([.F252]*[.N252])*[.M252]*[.O252];[.K252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7" table:formula="of:=[.G253]/[.F25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53]/2.5)*0.7457" office:value-type="float" office:value="554.8008" calcext:value-type="float">
            <text:p>555</text:p>
          </table:table-cell>
          <table:table-cell table:style-name="ce80" table:formula="of:=MIN(([.F253]*[.N253])*[.M253]*[.O253];[.K253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27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7" table:formula="of:=[.G254]/[.F25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54]/2.5)*0.7457" office:value-type="float" office:value="286.3488" calcext:value-type="float">
            <text:p>286</text:p>
          </table:table-cell>
          <table:table-cell table:style-name="ce80" table:formula="of:=MIN(([.F254]*[.N254])*[.M254]*[.O254];[.K254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27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7" table:formula="of:=[.G255]/[.F25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52" calcext:value-type="float">
            <text:p>152</text:p>
          </table:table-cell>
          <table:table-cell table:style-name="ce71" table:formula="of:=([.G255]/2.5)*0.7457" office:value-type="float" office:value="501.1104" calcext:value-type="float">
            <text:p>501</text:p>
          </table:table-cell>
          <table:table-cell table:style-name="ce80" table:formula="of:=MIN(([.F255]*[.N255])*[.M255]*[.O255];[.K255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7" table:formula="of:=[.G256]/[.F25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21" calcext:value-type="float">
            <text:p>121</text:p>
          </table:table-cell>
          <table:table-cell table:style-name="ce71" table:formula="of:=([.G256]/2.5)*0.7457" office:value-type="float" office:value="518.2615" calcext:value-type="float">
            <text:p>518</text:p>
          </table:table-cell>
          <table:table-cell table:style-name="ce80" table:formula="of:=MIN(([.F256]*[.N256])*[.M256]*[.O256];[.K256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7" table:formula="of:=[.G257]/[.F25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257]/2.5)*0.7457" office:value-type="float" office:value="407.1522" calcext:value-type="float">
            <text:p>407</text:p>
          </table:table-cell>
          <table:table-cell table:style-name="ce80" table:formula="of:=MIN(([.F257]*[.N257])*[.M257]*[.O257];[.K257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7" table:formula="of:=[.G258]/[.F25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37" calcext:value-type="float">
            <text:p>137</text:p>
          </table:table-cell>
          <table:table-cell table:style-name="ce71" table:formula="of:=([.G258]/2.5)*0.7457" office:value-type="float" office:value="632.3536" calcext:value-type="float">
            <text:p>632</text:p>
          </table:table-cell>
          <table:table-cell table:style-name="ce80" table:formula="of:=MIN(([.F258]*[.N258])*[.M258]*[.O258];[.K258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7" table:formula="of:=[.G259]/[.F25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45" calcext:value-type="float">
            <text:p>145</text:p>
          </table:table-cell>
          <table:table-cell table:style-name="ce71" table:formula="of:=([.G259]/2.5)*0.7457" office:value-type="float" office:value="511.5502" calcext:value-type="float">
            <text:p>512</text:p>
          </table:table-cell>
          <table:table-cell table:style-name="ce80" table:formula="of:=MIN(([.F259]*[.N259])*[.M259]*[.O259];[.K259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7" table:formula="of:=[.G260]/[.F26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77" calcext:value-type="float">
            <text:p>77</text:p>
          </table:table-cell>
          <table:table-cell table:style-name="ce71" table:formula="of:=([.G260]/2.5)*0.7457" office:value-type="float" office:value="305.737" calcext:value-type="float">
            <text:p>306</text:p>
          </table:table-cell>
          <table:table-cell table:style-name="ce80" table:formula="of:=MIN(([.F260]*[.N260])*[.M260]*[.O260];[.K260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7" table:formula="of:=[.G261]/[.F26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61]/2.5)*0.7457" office:value-type="float" office:value="363.9016" calcext:value-type="float">
            <text:p>364</text:p>
          </table:table-cell>
          <table:table-cell table:style-name="ce80" table:formula="of:=MIN(([.F261]*[.N261])*[.M261]*[.O261];[.K261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2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5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6" table:formula="of:=[.G262]/[.F262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14" calcext:value-type="float">
            <text:p>114</text:p>
          </table:table-cell>
          <table:table-cell table:style-name="ce70" table:formula="of:=([.G262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6" calcext:value-type="float">
            <text:p>26.00</text:p>
          </table:table-cell>
          <table:table-cell table:style-name="ce90" table:formula="of:=([.L262]/[.M262])/([.F262]*[.N262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47" table:formula="of:=[.G263]/[.F263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3" calcext:value-type="float">
            <text:p>143</text:p>
          </table:table-cell>
          <table:table-cell table:style-name="ce71" table:formula="of:=([.G263]/2.5)*0.7457" office:value-type="float" office:value="738.243" calcext:value-type="float">
            <text:p>738</text:p>
          </table:table-cell>
          <table:table-cell table:style-name="ce80" table:formula="of:=MIN(([.F263]*[.N263])*[.M263]*[.O263];[.K263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47" table:formula="of:=[.G264]/[.F264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6" calcext:value-type="float">
            <text:p>116</text:p>
          </table:table-cell>
          <table:table-cell table:style-name="ce71" table:formula="of:=([.G264]/2.5)*0.7457" office:value-type="float" office:value="492.162" calcext:value-type="float">
            <text:p>492</text:p>
          </table:table-cell>
          <table:table-cell table:style-name="ce80" table:formula="of:=MIN(([.F264]*[.N264])*[.M264]*[.O264];[.K264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01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47" table:formula="of:=[.G265]/[.F265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1" calcext:value-type="float">
            <text:p>111</text:p>
          </table:table-cell>
          <table:table-cell table:style-name="ce71" table:formula="of:=([.G265]/2.5)*0.7457" office:value-type="float" office:value="407.45048" calcext:value-type="float">
            <text:p>407</text:p>
          </table:table-cell>
          <table:table-cell table:style-name="ce80" table:formula="of:=MIN(([.F265]*[.N265])*[.M265]*[.O265];[.K265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01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47" table:formula="of:=[.G266]/[.F266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08" calcext:value-type="float">
            <text:p>108</text:p>
          </table:table-cell>
          <table:table-cell table:style-name="ce71" table:formula="of:=([.G266]/2.5)*0.7457" office:value-type="float" office:value="359.72568" calcext:value-type="float">
            <text:p>360</text:p>
          </table:table-cell>
          <table:table-cell table:style-name="ce80" table:formula="of:=MIN(([.F266]*[.N266])*[.M266]*[.O266];[.K266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01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47" table:formula="of:=[.G267]/[.F267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267]/2.5)*0.7457" office:value-type="float" office:value="305.737" calcext:value-type="float">
            <text:p>306</text:p>
          </table:table-cell>
          <table:table-cell table:style-name="ce80" table:formula="of:=MIN(([.F267]*[.N267])*[.M267]*[.O267];[.K267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01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6" table:formula="of:=[.G268]/[.F268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4" calcext:value-type="float">
            <text:p>174</text:p>
          </table:table-cell>
          <table:table-cell table:style-name="ce70" table:formula="of:=([.G268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68]/[.M268])/([.F268]*[.N268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7" table:formula="of:=[.G269]/[.F269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69]/2.5)*0.7457" office:value-type="float" office:value="601.0342" calcext:value-type="float">
            <text:p>601</text:p>
          </table:table-cell>
          <table:table-cell table:style-name="ce80" table:formula="of:=MIN(([.F269]*[.N269])*[.M269]*[.O269];[.K269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47" table:formula="of:=[.G270]/[.F270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9" calcext:value-type="float">
            <text:p>149</text:p>
          </table:table-cell>
          <table:table-cell table:style-name="ce72" table:formula="of:=([.G270]/2.5)*0.7457" office:value-type="float" office:value="730.786" calcext:value-type="float">
            <text:p>731</text:p>
          </table:table-cell>
          <table:table-cell table:style-name="ce80" table:formula="of:=MIN(([.F270]*[.N270])*[.M270]*[.O270];[.K270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01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39" office:value-type="float" office:value="2120" calcext:value-type="float">
            <text:p>2120</text:p>
          </table:table-cell>
          <table:table-cell table:style-name="ce47" table:formula="of:=[.G271]/[.F271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71]/2.5)*0.7457" office:value-type="float" office:value="632.3536" calcext:value-type="float">
            <text:p>632</text:p>
          </table:table-cell>
          <table:table-cell table:style-name="ce80" table:formula="of:=MIN(([.F271]*[.N271])*[.M271]*[.O271];[.K271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48"/>
          <table:table-cell table:style-name="Default"/>
          <table:table-cell table:style-name="ce2"/>
          <table:table-cell table:style-name="ce73"/>
          <table:table-cell table:style-name="ce2"/>
          <table:table-cell table:style-name="ce48" table:number-columns-repeated="2"/>
          <table:table-cell table:style-name="ce93"/>
          <table:table-cell table:style-name="Default" table:number-columns-repeated="1007"/>
          <table:table-cell table:number-columns-repeated="2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7"/>
        <table:table-column table:style-name="co26" table:default-cell-style-name="ce117"/>
        <table:table-column table:style-name="co1" table:default-cell-style-name="ce93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16" office:value-type="string" calcext:value-type="string">
            <text:p>kG/kW/hour</text:p>
          </table:table-cell>
          <table:table-cell table:style-name="ce116" office:value-type="string" calcext:value-type="string">
            <text:p>Kg/hour/grate</text:p>
          </table:table-cell>
          <table:table-cell table:style-name="ce118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2])*[Extrapolation.L212]" office:value-type="float" office:value="20.2730598234483" calcext:value-type="float">
            <text:p>20.2730598234</text:p>
          </table:table-cell>
          <table:table-cell table:style-name="ce119" table:formula="of:=1/([.D2]*[.H4])" office:value-type="percentage" office:value="0.0639924204332514" calcext:value-type="percentage">
            <text:p>6.40%</text:p>
          </table:table-cell>
          <table:table-cell table:style-name="ce121" office:value-type="string" calcext:value-type="string">
            <text:p>American</text:p>
          </table:table-cell>
          <table:table-cell table:style-name="ce126" table:formula="of:=6150/1016.0472004055" office:value-type="float" office:value="6.05286840763457" calcext:value-type="float">
            <text:p>6.0528684076</text:p>
          </table:table-cell>
          <table:table-cell table:style-name="ce93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3])*[Extrapolation.L213]" office:value-type="float" office:value="25.0086602747958" calcext:value-type="float">
            <text:p>25.0086602748</text:p>
          </table:table-cell>
          <table:table-cell table:style-name="ce120" table:formula="of:=1/([.D3]*[.H3])" office:value-type="percentage" office:value="0.0506455936516068" calcext:value-type="percentage">
            <text:p>5.06%</text:p>
          </table:table-cell>
          <table:table-cell table:style-name="ce122" office:value-type="string" calcext:value-type="string">
            <text:p>Yorkshire</text:p>
          </table:table-cell>
          <table:table-cell table:style-name="ce127" table:formula="of:=(12560*0.000293071)/0.453592" office:value-type="float" office:value="8.11516023210286" calcext:value-type="float">
            <text:p>8.1151602321</text:p>
          </table:table-cell>
          <table:table-cell table:style-name="ce93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3" office:value-type="string" calcext:value-type="string">
            <text:p>Welsh</text:p>
          </table:table-cell>
          <table:table-cell table:style-name="ce128" table:formula="of:=(14050*0.000293071)/0.453592" office:value-type="float" office:value="9.0778663424399" calcext:value-type="float">
            <text:p>9.0778663424</text:p>
          </table:table-cell>
          <table:table-cell table:style-name="ce93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Coke</text:p>
          </table:table-cell>
          <table:table-cell table:style-name="ce129" table:formula="of:=(12500*0.000293071)/0.453592" office:value-type="float" office:value="8.076393543096" calcext:value-type="float">
            <text:p>8.0763935431</text:p>
          </table:table-cell>
          <table:table-cell table:style-name="ce93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Sub-bitum.</text:p>
          </table:table-cell>
          <table:table-cell table:style-name="ce13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3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3"/>
        <table:table-column table:style-name="co32" table:default-cell-style-name="ce93"/>
        <table:table-column table:style-name="co33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18" office:value-type="string" calcext:value-type="string">
            <text:p>Thermal efficiency (theor.)</text:p>
          </table:table-cell>
          <table:table-cell table:style-name="ce118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2" table:formula="of:=[Extrapolation.L21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8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9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27T01:11:58.325566135</dc:date>
    <meta:editing-duration>P42DT2H38M57S</meta:editing-duration>
    <meta:editing-cycles>2148</meta:editing-cycles>
    <meta:generator>LibreOffice/5.1.6.2$Linux_X86_64 LibreOffice_project/10m0$Build-2</meta:generator>
    <dc:creator>James Petts</dc:creator>
    <meta:document-statistic meta:table-count="5" meta:cell-count="5177" meta:object-count="0"/>
  </office:meta>
</office:document-meta>
</file>